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Speisemenge berechn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9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 table:number-columns-repeated="8"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style-name="ce3" office:value-type="string" calcext:value-type="string">
            <text:p>(((°Pgemessen*4/1000)+1) / (0.0002 * (Temperaturgemessen-20)+1) -1)*1000/4 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([.B$31]*4/1000)+1)/(0.0002*([.$A32]-20)+1)-1)*1000/4" office:value-type="float" office:value="1.00401606425704" calcext:value-type="float">
            <text:p>1,00401606425704</text:p>
          </table:table-cell>
          <table:table-cell table:formula="of:=((([.C$31]*4/1000)+1)/(0.0002*([.$A32]-20)+1)-1)*1000/4" office:value-type="float" office:value="2.00803212851408" calcext:value-type="float">
            <text:p>2,00803212851408</text:p>
          </table:table-cell>
          <table:table-cell table:formula="of:=((([.D$31]*4/1000)+1)/(0.0002*([.$A32]-20)+1)-1)*1000/4" office:value-type="float" office:value="3.01204819277107" calcext:value-type="float">
            <text:p>3,01204819277107</text:p>
          </table:table-cell>
          <table:table-cell table:formula="of:=((([.E$31]*4/1000)+1)/(0.0002*([.$A32]-20)+1)-1)*1000/4" office:value-type="float" office:value="4.01606425702811" calcext:value-type="float">
            <text:p>4,01606425702811</text:p>
          </table:table-cell>
          <table:table-cell table:formula="of:=((([.F$31]*4/1000)+1)/(0.0002*([.$A32]-20)+1)-1)*1000/4" office:value-type="float" office:value="5.02008032128515" calcext:value-type="float">
            <text:p>5,02008032128515</text:p>
          </table:table-cell>
          <table:table-cell table:formula="of:=((([.G$31]*4/1000)+1)/(0.0002*([.$A32]-20)+1)-1)*1000/4" office:value-type="float" office:value="6.02409638554219" calcext:value-type="float">
            <text:p>6,02409638554219</text:p>
          </table:table-cell>
          <table:table-cell table:formula="of:=((([.H$31]*4/1000)+1)/(0.0002*([.$A32]-20)+1)-1)*1000/4" office:value-type="float" office:value="7.02811244979923" calcext:value-type="float">
            <text:p>7,02811244979923</text:p>
          </table:table-cell>
          <table:table-cell table:formula="of:=((([.I$31]*4/1000)+1)/(0.0002*([.$A32]-20)+1)-1)*1000/4" office:value-type="float" office:value="8.03212851405621" calcext:value-type="float">
            <text:p>8,03212851405621</text:p>
          </table:table-cell>
          <table:table-cell table:formula="of:=((([.J$31]*4/1000)+1)/(0.0002*([.$A32]-20)+1)-1)*1000/4" office:value-type="float" office:value="9.03614457831326" calcext:value-type="float">
            <text:p>9,03614457831326</text:p>
          </table:table-cell>
          <table:table-cell table:formula="of:=((([.K$31]*4/1000)+1)/(0.0002*([.$A32]-20)+1)-1)*1000/4" office:value-type="float" office:value="10.0401606425703" calcext:value-type="float">
            <text:p>10,0401606425703</text:p>
          </table:table-cell>
          <table:table-cell table:formula="of:=((([.L$31]*4/1000)+1)/(0.0002*([.$A32]-20)+1)-1)*1000/4" office:value-type="float" office:value="11.0441767068273" calcext:value-type="float">
            <text:p>11,0441767068273</text:p>
          </table:table-cell>
          <table:table-cell table:formula="of:=((([.M$31]*4/1000)+1)/(0.0002*([.$A32]-20)+1)-1)*1000/4" office:value-type="float" office:value="12.0481927710843" calcext:value-type="float">
            <text:p>12,0481927710843</text:p>
          </table:table-cell>
          <table:table-cell table:formula="of:=((([.N$31]*4/1000)+1)/(0.0002*([.$A32]-20)+1)-1)*1000/4" office:value-type="float" office:value="13.0522088353414" calcext:value-type="float">
            <text:p>13,0522088353414</text:p>
          </table:table-cell>
          <table:table-cell table:formula="of:=((([.O$31]*4/1000)+1)/(0.0002*([.$A32]-20)+1)-1)*1000/4" office:value-type="float" office:value="14.0562248995984" calcext:value-type="float">
            <text:p>14,056224899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([.B$31]*4/1000)+1)/(0.0002*([.$A33]-20)+1)-1)*1000/4" office:value-type="float" office:value="0.953623770327261" calcext:value-type="float">
            <text:p>0,953623770327261</text:p>
          </table:table-cell>
          <table:table-cell table:formula="of:=((([.C$31]*4/1000)+1)/(0.0002*([.$A33]-20)+1)-1)*1000/4" office:value-type="float" office:value="1.95743826540856" calcext:value-type="float">
            <text:p>1,95743826540856</text:p>
          </table:table-cell>
          <table:table-cell table:formula="of:=((([.D$31]*4/1000)+1)/(0.0002*([.$A33]-20)+1)-1)*1000/4" office:value-type="float" office:value="2.96125276048986" calcext:value-type="float">
            <text:p>2,96125276048986</text:p>
          </table:table-cell>
          <table:table-cell table:formula="of:=((([.E$31]*4/1000)+1)/(0.0002*([.$A33]-20)+1)-1)*1000/4" office:value-type="float" office:value="3.96506725557116" calcext:value-type="float">
            <text:p>3,96506725557116</text:p>
          </table:table-cell>
          <table:table-cell table:formula="of:=((([.F$31]*4/1000)+1)/(0.0002*([.$A33]-20)+1)-1)*1000/4" office:value-type="float" office:value="4.96888175065247" calcext:value-type="float">
            <text:p>4,96888175065247</text:p>
          </table:table-cell>
          <table:table-cell table:formula="of:=((([.G$31]*4/1000)+1)/(0.0002*([.$A33]-20)+1)-1)*1000/4" office:value-type="float" office:value="5.97269624573382" calcext:value-type="float">
            <text:p>5,97269624573382</text:p>
          </table:table-cell>
          <table:table-cell table:formula="of:=((([.H$31]*4/1000)+1)/(0.0002*([.$A33]-20)+1)-1)*1000/4" office:value-type="float" office:value="6.97651074081512" calcext:value-type="float">
            <text:p>6,97651074081512</text:p>
          </table:table-cell>
          <table:table-cell table:formula="of:=((([.I$31]*4/1000)+1)/(0.0002*([.$A33]-20)+1)-1)*1000/4" office:value-type="float" office:value="7.98032523589642" calcext:value-type="float">
            <text:p>7,98032523589642</text:p>
          </table:table-cell>
          <table:table-cell table:formula="of:=((([.J$31]*4/1000)+1)/(0.0002*([.$A33]-20)+1)-1)*1000/4" office:value-type="float" office:value="8.98413973097773" calcext:value-type="float">
            <text:p>8,98413973097773</text:p>
          </table:table-cell>
          <table:table-cell table:formula="of:=((([.K$31]*4/1000)+1)/(0.0002*([.$A33]-20)+1)-1)*1000/4" office:value-type="float" office:value="9.98795422605903" calcext:value-type="float">
            <text:p>9,98795422605903</text:p>
          </table:table-cell>
          <table:table-cell table:formula="of:=((([.L$31]*4/1000)+1)/(0.0002*([.$A33]-20)+1)-1)*1000/4" office:value-type="float" office:value="10.9917687211403" calcext:value-type="float">
            <text:p>10,9917687211403</text:p>
          </table:table-cell>
          <table:table-cell table:formula="of:=((([.M$31]*4/1000)+1)/(0.0002*([.$A33]-20)+1)-1)*1000/4" office:value-type="float" office:value="11.9955832162217" calcext:value-type="float">
            <text:p>11,9955832162217</text:p>
          </table:table-cell>
          <table:table-cell table:formula="of:=((([.N$31]*4/1000)+1)/(0.0002*([.$A33]-20)+1)-1)*1000/4" office:value-type="float" office:value="12.999397711303" calcext:value-type="float">
            <text:p>12,999397711303</text:p>
          </table:table-cell>
          <table:table-cell table:formula="of:=((([.O$31]*4/1000)+1)/(0.0002*([.$A33]-20)+1)-1)*1000/4" office:value-type="float" office:value="14.0032122063843" calcext:value-type="float">
            <text:p>14,0032122063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([.B$31]*4/1000)+1)/(0.0002*([.$A34]-20)+1)-1)*1000/4" office:value-type="float" office:value="0.903251706142139" calcext:value-type="float">
            <text:p>0,903251706142139</text:p>
          </table:table-cell>
          <table:table-cell table:formula="of:=((([.C$31]*4/1000)+1)/(0.0002*([.$A34]-20)+1)-1)*1000/4" office:value-type="float" office:value="1.90686471296669" calcext:value-type="float">
            <text:p>1,90686471296669</text:p>
          </table:table-cell>
          <table:table-cell table:formula="of:=((([.D$31]*4/1000)+1)/(0.0002*([.$A34]-20)+1)-1)*1000/4" office:value-type="float" office:value="2.91047771979125" calcext:value-type="float">
            <text:p>2,91047771979125</text:p>
          </table:table-cell>
          <table:table-cell table:formula="of:=((([.E$31]*4/1000)+1)/(0.0002*([.$A34]-20)+1)-1)*1000/4" office:value-type="float" office:value="3.9140907266158" calcext:value-type="float">
            <text:p>3,9140907266158</text:p>
          </table:table-cell>
          <table:table-cell table:formula="of:=((([.F$31]*4/1000)+1)/(0.0002*([.$A34]-20)+1)-1)*1000/4" office:value-type="float" office:value="4.91770373344042" calcext:value-type="float">
            <text:p>4,91770373344042</text:p>
          </table:table-cell>
          <table:table-cell table:formula="of:=((([.G$31]*4/1000)+1)/(0.0002*([.$A34]-20)+1)-1)*1000/4" office:value-type="float" office:value="5.92131674026497" calcext:value-type="float">
            <text:p>5,92131674026497</text:p>
          </table:table-cell>
          <table:table-cell table:formula="of:=((([.H$31]*4/1000)+1)/(0.0002*([.$A34]-20)+1)-1)*1000/4" office:value-type="float" office:value="6.92492974708953" calcext:value-type="float">
            <text:p>6,92492974708953</text:p>
          </table:table-cell>
          <table:table-cell table:formula="of:=((([.I$31]*4/1000)+1)/(0.0002*([.$A34]-20)+1)-1)*1000/4" office:value-type="float" office:value="7.92854275391414" calcext:value-type="float">
            <text:p>7,92854275391414</text:p>
          </table:table-cell>
          <table:table-cell table:formula="of:=((([.J$31]*4/1000)+1)/(0.0002*([.$A34]-20)+1)-1)*1000/4" office:value-type="float" office:value="8.93215576073869" calcext:value-type="float">
            <text:p>8,93215576073869</text:p>
          </table:table-cell>
          <table:table-cell table:formula="of:=((([.K$31]*4/1000)+1)/(0.0002*([.$A34]-20)+1)-1)*1000/4" office:value-type="float" office:value="9.93576876756325" calcext:value-type="float">
            <text:p>9,93576876756325</text:p>
          </table:table-cell>
          <table:table-cell table:formula="of:=((([.L$31]*4/1000)+1)/(0.0002*([.$A34]-20)+1)-1)*1000/4" office:value-type="float" office:value="10.9393817743878" calcext:value-type="float">
            <text:p>10,9393817743878</text:p>
          </table:table-cell>
          <table:table-cell table:formula="of:=((([.M$31]*4/1000)+1)/(0.0002*([.$A34]-20)+1)-1)*1000/4" office:value-type="float" office:value="11.9429947812124" calcext:value-type="float">
            <text:p>11,9429947812124</text:p>
          </table:table-cell>
          <table:table-cell table:formula="of:=((([.N$31]*4/1000)+1)/(0.0002*([.$A34]-20)+1)-1)*1000/4" office:value-type="float" office:value="12.946607788037" calcext:value-type="float">
            <text:p>12,946607788037</text:p>
          </table:table-cell>
          <table:table-cell table:formula="of:=((([.O$31]*4/1000)+1)/(0.0002*([.$A34]-20)+1)-1)*1000/4" office:value-type="float" office:value="13.9502207948615" calcext:value-type="float">
            <text:p>13,9502207948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([.B$31]*4/1000)+1)/(0.0002*([.$A35]-20)+1)-1)*1000/4" office:value-type="float" office:value="0.85289985952236" calcext:value-type="float">
            <text:p>0,85289985952236</text:p>
          </table:table-cell>
          <table:table-cell table:formula="of:=((([.C$31]*4/1000)+1)/(0.0002*([.$A35]-20)+1)-1)*1000/4" office:value-type="float" office:value="1.85631145896048" calcext:value-type="float">
            <text:p>1,85631145896048</text:p>
          </table:table-cell>
          <table:table-cell table:formula="of:=((([.D$31]*4/1000)+1)/(0.0002*([.$A35]-20)+1)-1)*1000/4" office:value-type="float" office:value="2.85972305839854" calcext:value-type="float">
            <text:p>2,85972305839854</text:p>
          </table:table-cell>
          <table:table-cell table:formula="of:=((([.E$31]*4/1000)+1)/(0.0002*([.$A35]-20)+1)-1)*1000/4" office:value-type="float" office:value="3.86313465783666" calcext:value-type="float">
            <text:p>3,86313465783666</text:p>
          </table:table-cell>
          <table:table-cell table:formula="of:=((([.F$31]*4/1000)+1)/(0.0002*([.$A35]-20)+1)-1)*1000/4" office:value-type="float" office:value="4.86654625727473" calcext:value-type="float">
            <text:p>4,86654625727473</text:p>
          </table:table-cell>
          <table:table-cell table:formula="of:=((([.G$31]*4/1000)+1)/(0.0002*([.$A35]-20)+1)-1)*1000/4" office:value-type="float" office:value="5.86995785671279" calcext:value-type="float">
            <text:p>5,86995785671279</text:p>
          </table:table-cell>
          <table:table-cell table:formula="of:=((([.H$31]*4/1000)+1)/(0.0002*([.$A35]-20)+1)-1)*1000/4" office:value-type="float" office:value="6.87336945615091" calcext:value-type="float">
            <text:p>6,87336945615091</text:p>
          </table:table-cell>
          <table:table-cell table:formula="of:=((([.I$31]*4/1000)+1)/(0.0002*([.$A35]-20)+1)-1)*1000/4" office:value-type="float" office:value="7.87678105558898" calcext:value-type="float">
            <text:p>7,87678105558898</text:p>
          </table:table-cell>
          <table:table-cell table:formula="of:=((([.J$31]*4/1000)+1)/(0.0002*([.$A35]-20)+1)-1)*1000/4" office:value-type="float" office:value="8.8801926550271" calcext:value-type="float">
            <text:p>8,8801926550271</text:p>
          </table:table-cell>
          <table:table-cell table:formula="of:=((([.K$31]*4/1000)+1)/(0.0002*([.$A35]-20)+1)-1)*1000/4" office:value-type="float" office:value="9.88360425446516" calcext:value-type="float">
            <text:p>9,88360425446516</text:p>
          </table:table-cell>
          <table:table-cell table:formula="of:=((([.L$31]*4/1000)+1)/(0.0002*([.$A35]-20)+1)-1)*1000/4" office:value-type="float" office:value="10.8870158539033" calcext:value-type="float">
            <text:p>10,8870158539033</text:p>
          </table:table-cell>
          <table:table-cell table:formula="of:=((([.M$31]*4/1000)+1)/(0.0002*([.$A35]-20)+1)-1)*1000/4" office:value-type="float" office:value="11.8904274533413" calcext:value-type="float">
            <text:p>11,8904274533413</text:p>
          </table:table-cell>
          <table:table-cell table:formula="of:=((([.N$31]*4/1000)+1)/(0.0002*([.$A35]-20)+1)-1)*1000/4" office:value-type="float" office:value="12.8938390527795" calcext:value-type="float">
            <text:p>12,8938390527795</text:p>
          </table:table-cell>
          <table:table-cell table:formula="of:=((([.O$31]*4/1000)+1)/(0.0002*([.$A35]-20)+1)-1)*1000/4" office:value-type="float" office:value="13.8972506522175" calcext:value-type="float">
            <text:p>13,8972506522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([.B$31]*4/1000)+1)/(0.0002*([.$A36]-20)+1)-1)*1000/4" office:value-type="float" office:value="0.802568218298549" calcext:value-type="float">
            <text:p>0,802568218298549</text:p>
          </table:table-cell>
          <table:table-cell table:formula="of:=((([.C$31]*4/1000)+1)/(0.0002*([.$A36]-20)+1)-1)*1000/4" office:value-type="float" office:value="1.80577849117175" calcext:value-type="float">
            <text:p>1,80577849117175</text:p>
          </table:table-cell>
          <table:table-cell table:formula="of:=((([.D$31]*4/1000)+1)/(0.0002*([.$A36]-20)+1)-1)*1000/4" office:value-type="float" office:value="2.80898876404495" calcext:value-type="float">
            <text:p>2,80898876404495</text:p>
          </table:table-cell>
          <table:table-cell table:formula="of:=((([.E$31]*4/1000)+1)/(0.0002*([.$A36]-20)+1)-1)*1000/4" office:value-type="float" office:value="3.81219903691815" calcext:value-type="float">
            <text:p>3,81219903691815</text:p>
          </table:table-cell>
          <table:table-cell table:formula="of:=((([.F$31]*4/1000)+1)/(0.0002*([.$A36]-20)+1)-1)*1000/4" office:value-type="float" office:value="4.81540930979135" calcext:value-type="float">
            <text:p>4,81540930979135</text:p>
          </table:table-cell>
          <table:table-cell table:formula="of:=((([.G$31]*4/1000)+1)/(0.0002*([.$A36]-20)+1)-1)*1000/4" office:value-type="float" office:value="5.81861958266455" calcext:value-type="float">
            <text:p>5,81861958266455</text:p>
          </table:table-cell>
          <table:table-cell table:formula="of:=((([.H$31]*4/1000)+1)/(0.0002*([.$A36]-20)+1)-1)*1000/4" office:value-type="float" office:value="6.8218298555377" calcext:value-type="float">
            <text:p>6,8218298555377</text:p>
          </table:table-cell>
          <table:table-cell table:formula="of:=((([.I$31]*4/1000)+1)/(0.0002*([.$A36]-20)+1)-1)*1000/4" office:value-type="float" office:value="7.8250401284109" calcext:value-type="float">
            <text:p>7,8250401284109</text:p>
          </table:table-cell>
          <table:table-cell table:formula="of:=((([.J$31]*4/1000)+1)/(0.0002*([.$A36]-20)+1)-1)*1000/4" office:value-type="float" office:value="8.8282504012841" calcext:value-type="float">
            <text:p>8,8282504012841</text:p>
          </table:table-cell>
          <table:table-cell table:formula="of:=((([.K$31]*4/1000)+1)/(0.0002*([.$A36]-20)+1)-1)*1000/4" office:value-type="float" office:value="9.8314606741573" calcext:value-type="float">
            <text:p>9,8314606741573</text:p>
          </table:table-cell>
          <table:table-cell table:formula="of:=((([.L$31]*4/1000)+1)/(0.0002*([.$A36]-20)+1)-1)*1000/4" office:value-type="float" office:value="10.8346709470305" calcext:value-type="float">
            <text:p>10,8346709470305</text:p>
          </table:table-cell>
          <table:table-cell table:formula="of:=((([.M$31]*4/1000)+1)/(0.0002*([.$A36]-20)+1)-1)*1000/4" office:value-type="float" office:value="11.8378812199037" calcext:value-type="float">
            <text:p>11,8378812199037</text:p>
          </table:table-cell>
          <table:table-cell table:formula="of:=((([.N$31]*4/1000)+1)/(0.0002*([.$A36]-20)+1)-1)*1000/4" office:value-type="float" office:value="12.8410914927769" calcext:value-type="float">
            <text:p>12,8410914927769</text:p>
          </table:table-cell>
          <table:table-cell table:formula="of:=((([.O$31]*4/1000)+1)/(0.0002*([.$A36]-20)+1)-1)*1000/4" office:value-type="float" office:value="13.8443017656501" calcext:value-type="float">
            <text:p>13,8443017656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([.B$31]*4/1000)+1)/(0.0002*([.$A37]-20)+1)-1)*1000/4" office:value-type="float" office:value="0.752256770310933" calcext:value-type="float">
            <text:p>0,752256770310933</text:p>
          </table:table-cell>
          <table:table-cell table:formula="of:=((([.C$31]*4/1000)+1)/(0.0002*([.$A37]-20)+1)-1)*1000/4" office:value-type="float" office:value="1.75526579739216" calcext:value-type="float">
            <text:p>1,75526579739216</text:p>
          </table:table-cell>
          <table:table-cell table:formula="of:=((([.D$31]*4/1000)+1)/(0.0002*([.$A37]-20)+1)-1)*1000/4" office:value-type="float" office:value="2.75827482447344" calcext:value-type="float">
            <text:p>2,75827482447344</text:p>
          </table:table-cell>
          <table:table-cell table:formula="of:=((([.E$31]*4/1000)+1)/(0.0002*([.$A37]-20)+1)-1)*1000/4" office:value-type="float" office:value="3.76128385155466" calcext:value-type="float">
            <text:p>3,76128385155466</text:p>
          </table:table-cell>
          <table:table-cell table:formula="of:=((([.F$31]*4/1000)+1)/(0.0002*([.$A37]-20)+1)-1)*1000/4" office:value-type="float" office:value="4.76429287863589" calcext:value-type="float">
            <text:p>4,76429287863589</text:p>
          </table:table-cell>
          <table:table-cell table:formula="of:=((([.G$31]*4/1000)+1)/(0.0002*([.$A37]-20)+1)-1)*1000/4" office:value-type="float" office:value="5.76730190571717" calcext:value-type="float">
            <text:p>5,76730190571717</text:p>
          </table:table-cell>
          <table:table-cell table:formula="of:=((([.H$31]*4/1000)+1)/(0.0002*([.$A37]-20)+1)-1)*1000/4" office:value-type="float" office:value="6.7703109327984" calcext:value-type="float">
            <text:p>6,7703109327984</text:p>
          </table:table-cell>
          <table:table-cell table:formula="of:=((([.I$31]*4/1000)+1)/(0.0002*([.$A37]-20)+1)-1)*1000/4" office:value-type="float" office:value="7.77331995987962" calcext:value-type="float">
            <text:p>7,77331995987962</text:p>
          </table:table-cell>
          <table:table-cell table:formula="of:=((([.J$31]*4/1000)+1)/(0.0002*([.$A37]-20)+1)-1)*1000/4" office:value-type="float" office:value="8.7763289869609" calcext:value-type="float">
            <text:p>8,7763289869609</text:p>
          </table:table-cell>
          <table:table-cell table:formula="of:=((([.K$31]*4/1000)+1)/(0.0002*([.$A37]-20)+1)-1)*1000/4" office:value-type="float" office:value="9.77933801404213" calcext:value-type="float">
            <text:p>9,77933801404213</text:p>
          </table:table-cell>
          <table:table-cell table:formula="of:=((([.L$31]*4/1000)+1)/(0.0002*([.$A37]-20)+1)-1)*1000/4" office:value-type="float" office:value="10.7823470411234" calcext:value-type="float">
            <text:p>10,7823470411234</text:p>
          </table:table-cell>
          <table:table-cell table:formula="of:=((([.M$31]*4/1000)+1)/(0.0002*([.$A37]-20)+1)-1)*1000/4" office:value-type="float" office:value="11.7853560682046" calcext:value-type="float">
            <text:p>11,7853560682046</text:p>
          </table:table-cell>
          <table:table-cell table:formula="of:=((([.N$31]*4/1000)+1)/(0.0002*([.$A37]-20)+1)-1)*1000/4" office:value-type="float" office:value="12.7883650952859" calcext:value-type="float">
            <text:p>12,7883650952859</text:p>
          </table:table-cell>
          <table:table-cell table:formula="of:=((([.O$31]*4/1000)+1)/(0.0002*([.$A37]-20)+1)-1)*1000/4" office:value-type="float" office:value="13.7913741223671" calcext:value-type="float">
            <text:p>13,7913741223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([.B$31]*4/1000)+1)/(0.0002*([.$A38]-20)+1)-1)*1000/4" office:value-type="float" office:value="0.701965503409563" calcext:value-type="float">
            <text:p>0,701965503409563</text:p>
          </table:table-cell>
          <table:table-cell table:formula="of:=((([.C$31]*4/1000)+1)/(0.0002*([.$A38]-20)+1)-1)*1000/4" office:value-type="float" office:value="1.70477336542318" calcext:value-type="float">
            <text:p>1,70477336542318</text:p>
          </table:table-cell>
          <table:table-cell table:formula="of:=((([.D$31]*4/1000)+1)/(0.0002*([.$A38]-20)+1)-1)*1000/4" office:value-type="float" office:value="2.70758122743681" calcext:value-type="float">
            <text:p>2,70758122743681</text:p>
          </table:table-cell>
          <table:table-cell table:formula="of:=((([.E$31]*4/1000)+1)/(0.0002*([.$A38]-20)+1)-1)*1000/4" office:value-type="float" office:value="3.71038908945048" calcext:value-type="float">
            <text:p>3,71038908945048</text:p>
          </table:table-cell>
          <table:table-cell table:formula="of:=((([.F$31]*4/1000)+1)/(0.0002*([.$A38]-20)+1)-1)*1000/4" office:value-type="float" office:value="4.71319695146411" calcext:value-type="float">
            <text:p>4,71319695146411</text:p>
          </table:table-cell>
          <table:table-cell table:formula="of:=((([.G$31]*4/1000)+1)/(0.0002*([.$A38]-20)+1)-1)*1000/4" office:value-type="float" office:value="5.71600481347773" calcext:value-type="float">
            <text:p>5,71600481347773</text:p>
          </table:table-cell>
          <table:table-cell table:formula="of:=((([.H$31]*4/1000)+1)/(0.0002*([.$A38]-20)+1)-1)*1000/4" office:value-type="float" office:value="6.7188126754914" calcext:value-type="float">
            <text:p>6,7188126754914</text:p>
          </table:table-cell>
          <table:table-cell table:formula="of:=((([.I$31]*4/1000)+1)/(0.0002*([.$A38]-20)+1)-1)*1000/4" office:value-type="float" office:value="7.72162053750503" calcext:value-type="float">
            <text:p>7,72162053750503</text:p>
          </table:table-cell>
          <table:table-cell table:formula="of:=((([.J$31]*4/1000)+1)/(0.0002*([.$A38]-20)+1)-1)*1000/4" office:value-type="float" office:value="8.72442839951865" calcext:value-type="float">
            <text:p>8,72442839951865</text:p>
          </table:table-cell>
          <table:table-cell table:formula="of:=((([.K$31]*4/1000)+1)/(0.0002*([.$A38]-20)+1)-1)*1000/4" office:value-type="float" office:value="9.72723626153232" calcext:value-type="float">
            <text:p>9,72723626153232</text:p>
          </table:table-cell>
          <table:table-cell table:formula="of:=((([.L$31]*4/1000)+1)/(0.0002*([.$A38]-20)+1)-1)*1000/4" office:value-type="float" office:value="10.7300441235459" calcext:value-type="float">
            <text:p>10,7300441235459</text:p>
          </table:table-cell>
          <table:table-cell table:formula="of:=((([.M$31]*4/1000)+1)/(0.0002*([.$A38]-20)+1)-1)*1000/4" office:value-type="float" office:value="11.7328519855596" calcext:value-type="float">
            <text:p>11,7328519855596</text:p>
          </table:table-cell>
          <table:table-cell table:formula="of:=((([.N$31]*4/1000)+1)/(0.0002*([.$A38]-20)+1)-1)*1000/4" office:value-type="float" office:value="12.7356598475732" calcext:value-type="float">
            <text:p>12,7356598475732</text:p>
          </table:table-cell>
          <table:table-cell table:formula="of:=((([.O$31]*4/1000)+1)/(0.0002*([.$A38]-20)+1)-1)*1000/4" office:value-type="float" office:value="13.7384677095869" calcext:value-type="float">
            <text:p>13,73846770958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([.B$31]*4/1000)+1)/(0.0002*([.$A39]-20)+1)-1)*1000/4" office:value-type="float" office:value="0.651694405454206" calcext:value-type="float">
            <text:p>0,651694405454206</text:p>
          </table:table-cell>
          <table:table-cell table:formula="of:=((([.C$31]*4/1000)+1)/(0.0002*([.$A39]-20)+1)-1)*1000/4" office:value-type="float" office:value="1.65430118307602" calcext:value-type="float">
            <text:p>1,65430118307602</text:p>
          </table:table-cell>
          <table:table-cell table:formula="of:=((([.D$31]*4/1000)+1)/(0.0002*([.$A39]-20)+1)-1)*1000/4" office:value-type="float" office:value="2.65690796069784" calcext:value-type="float">
            <text:p>2,65690796069784</text:p>
          </table:table-cell>
          <table:table-cell table:formula="of:=((([.E$31]*4/1000)+1)/(0.0002*([.$A39]-20)+1)-1)*1000/4" office:value-type="float" office:value="3.65951473831966" calcext:value-type="float">
            <text:p>3,65951473831966</text:p>
          </table:table-cell>
          <table:table-cell table:formula="of:=((([.F$31]*4/1000)+1)/(0.0002*([.$A39]-20)+1)-1)*1000/4" office:value-type="float" office:value="4.66212151594148" calcext:value-type="float">
            <text:p>4,66212151594148</text:p>
          </table:table-cell>
          <table:table-cell table:formula="of:=((([.G$31]*4/1000)+1)/(0.0002*([.$A39]-20)+1)-1)*1000/4" office:value-type="float" office:value="5.66472829356329" calcext:value-type="float">
            <text:p>5,66472829356329</text:p>
          </table:table-cell>
          <table:table-cell table:formula="of:=((([.H$31]*4/1000)+1)/(0.0002*([.$A39]-20)+1)-1)*1000/4" office:value-type="float" office:value="6.66733507118511" calcext:value-type="float">
            <text:p>6,66733507118511</text:p>
          </table:table-cell>
          <table:table-cell table:formula="of:=((([.I$31]*4/1000)+1)/(0.0002*([.$A39]-20)+1)-1)*1000/4" office:value-type="float" office:value="7.66994184880693" calcext:value-type="float">
            <text:p>7,66994184880693</text:p>
          </table:table-cell>
          <table:table-cell table:formula="of:=((([.J$31]*4/1000)+1)/(0.0002*([.$A39]-20)+1)-1)*1000/4" office:value-type="float" office:value="8.67254862642874" calcext:value-type="float">
            <text:p>8,67254862642874</text:p>
          </table:table-cell>
          <table:table-cell table:formula="of:=((([.K$31]*4/1000)+1)/(0.0002*([.$A39]-20)+1)-1)*1000/4" office:value-type="float" office:value="9.67515540405056" calcext:value-type="float">
            <text:p>9,67515540405056</text:p>
          </table:table-cell>
          <table:table-cell table:formula="of:=((([.L$31]*4/1000)+1)/(0.0002*([.$A39]-20)+1)-1)*1000/4" office:value-type="float" office:value="10.6777621816724" calcext:value-type="float">
            <text:p>10,6777621816724</text:p>
          </table:table-cell>
          <table:table-cell table:formula="of:=((([.M$31]*4/1000)+1)/(0.0002*([.$A39]-20)+1)-1)*1000/4" office:value-type="float" office:value="11.6803689592942" calcext:value-type="float">
            <text:p>11,6803689592942</text:p>
          </table:table-cell>
          <table:table-cell table:formula="of:=((([.N$31]*4/1000)+1)/(0.0002*([.$A39]-20)+1)-1)*1000/4" office:value-type="float" office:value="12.682975736916" calcext:value-type="float">
            <text:p>12,682975736916</text:p>
          </table:table-cell>
          <table:table-cell table:formula="of:=((([.O$31]*4/1000)+1)/(0.0002*([.$A39]-20)+1)-1)*1000/4" office:value-type="float" office:value="13.6855825145378" calcext:value-type="float">
            <text:p>13,6855825145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([.B$31]*4/1000)+1)/(0.0002*([.$A40]-20)+1)-1)*1000/4" office:value-type="float" office:value="0.601443464314344" calcext:value-type="float">
            <text:p>0,601443464314344</text:p>
          </table:table-cell>
          <table:table-cell table:formula="of:=((([.C$31]*4/1000)+1)/(0.0002*([.$A40]-20)+1)-1)*1000/4" office:value-type="float" office:value="1.60384923817158" calcext:value-type="float">
            <text:p>1,60384923817158</text:p>
          </table:table-cell>
          <table:table-cell table:formula="of:=((([.D$31]*4/1000)+1)/(0.0002*([.$A40]-20)+1)-1)*1000/4" office:value-type="float" office:value="2.60625501202888" calcext:value-type="float">
            <text:p>2,60625501202888</text:p>
          </table:table-cell>
          <table:table-cell table:formula="of:=((([.E$31]*4/1000)+1)/(0.0002*([.$A40]-20)+1)-1)*1000/4" office:value-type="float" office:value="3.60866078588612" calcext:value-type="float">
            <text:p>3,60866078588612</text:p>
          </table:table-cell>
          <table:table-cell table:formula="of:=((([.F$31]*4/1000)+1)/(0.0002*([.$A40]-20)+1)-1)*1000/4" office:value-type="float" office:value="4.61106655974336" calcext:value-type="float">
            <text:p>4,61106655974336</text:p>
          </table:table-cell>
          <table:table-cell table:formula="of:=((([.G$31]*4/1000)+1)/(0.0002*([.$A40]-20)+1)-1)*1000/4" office:value-type="float" office:value="5.61347233360066" calcext:value-type="float">
            <text:p>5,61347233360066</text:p>
          </table:table-cell>
          <table:table-cell table:formula="of:=((([.H$31]*4/1000)+1)/(0.0002*([.$A40]-20)+1)-1)*1000/4" office:value-type="float" office:value="6.6158781074579" calcext:value-type="float">
            <text:p>6,6158781074579</text:p>
          </table:table-cell>
          <table:table-cell table:formula="of:=((([.I$31]*4/1000)+1)/(0.0002*([.$A40]-20)+1)-1)*1000/4" office:value-type="float" office:value="7.61828388131514" calcext:value-type="float">
            <text:p>7,61828388131514</text:p>
          </table:table-cell>
          <table:table-cell table:formula="of:=((([.J$31]*4/1000)+1)/(0.0002*([.$A40]-20)+1)-1)*1000/4" office:value-type="float" office:value="8.62068965517243" calcext:value-type="float">
            <text:p>8,62068965517243</text:p>
          </table:table-cell>
          <table:table-cell table:formula="of:=((([.K$31]*4/1000)+1)/(0.0002*([.$A40]-20)+1)-1)*1000/4" office:value-type="float" office:value="9.62309542902967" calcext:value-type="float">
            <text:p>9,62309542902967</text:p>
          </table:table-cell>
          <table:table-cell table:formula="of:=((([.L$31]*4/1000)+1)/(0.0002*([.$A40]-20)+1)-1)*1000/4" office:value-type="float" office:value="10.6255012028869" calcext:value-type="float">
            <text:p>10,6255012028869</text:p>
          </table:table-cell>
          <table:table-cell table:formula="of:=((([.M$31]*4/1000)+1)/(0.0002*([.$A40]-20)+1)-1)*1000/4" office:value-type="float" office:value="11.6279069767442" calcext:value-type="float">
            <text:p>11,6279069767442</text:p>
          </table:table-cell>
          <table:table-cell table:formula="of:=((([.N$31]*4/1000)+1)/(0.0002*([.$A40]-20)+1)-1)*1000/4" office:value-type="float" office:value="12.6303127506014" calcext:value-type="float">
            <text:p>12,6303127506014</text:p>
          </table:table-cell>
          <table:table-cell table:formula="of:=((([.O$31]*4/1000)+1)/(0.0002*([.$A40]-20)+1)-1)*1000/4" office:value-type="float" office:value="13.6327185244587" calcext:value-type="float">
            <text:p>13,6327185244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([.B$31]*4/1000)+1)/(0.0002*([.$A41]-20)+1)-1)*1000/4" office:value-type="float" office:value="0.551212667869283" calcext:value-type="float">
            <text:p>0,551212667869283</text:p>
          </table:table-cell>
          <table:table-cell table:formula="of:=((([.C$31]*4/1000)+1)/(0.0002*([.$A41]-20)+1)-1)*1000/4" office:value-type="float" office:value="1.55341751854077" calcext:value-type="float">
            <text:p>1,55341751854077</text:p>
          </table:table-cell>
          <table:table-cell table:formula="of:=((([.D$31]*4/1000)+1)/(0.0002*([.$A41]-20)+1)-1)*1000/4" office:value-type="float" office:value="2.55562236921225" calcext:value-type="float">
            <text:p>2,55562236921225</text:p>
          </table:table-cell>
          <table:table-cell table:formula="of:=((([.E$31]*4/1000)+1)/(0.0002*([.$A41]-20)+1)-1)*1000/4" office:value-type="float" office:value="3.55782721988374" calcext:value-type="float">
            <text:p>3,55782721988374</text:p>
          </table:table-cell>
          <table:table-cell table:formula="of:=((([.F$31]*4/1000)+1)/(0.0002*([.$A41]-20)+1)-1)*1000/4" office:value-type="float" office:value="4.56003207055522" calcext:value-type="float">
            <text:p>4,56003207055522</text:p>
          </table:table-cell>
          <table:table-cell table:formula="of:=((([.G$31]*4/1000)+1)/(0.0002*([.$A41]-20)+1)-1)*1000/4" office:value-type="float" office:value="5.5622369212267" calcext:value-type="float">
            <text:p>5,5622369212267</text:p>
          </table:table-cell>
          <table:table-cell table:formula="of:=((([.H$31]*4/1000)+1)/(0.0002*([.$A41]-20)+1)-1)*1000/4" office:value-type="float" office:value="6.56444177189819" calcext:value-type="float">
            <text:p>6,56444177189819</text:p>
          </table:table-cell>
          <table:table-cell table:formula="of:=((([.I$31]*4/1000)+1)/(0.0002*([.$A41]-20)+1)-1)*1000/4" office:value-type="float" office:value="7.56664662256967" calcext:value-type="float">
            <text:p>7,56664662256967</text:p>
          </table:table-cell>
          <table:table-cell table:formula="of:=((([.J$31]*4/1000)+1)/(0.0002*([.$A41]-20)+1)-1)*1000/4" office:value-type="float" office:value="8.56885147324116" calcext:value-type="float">
            <text:p>8,56885147324116</text:p>
          </table:table-cell>
          <table:table-cell table:formula="of:=((([.K$31]*4/1000)+1)/(0.0002*([.$A41]-20)+1)-1)*1000/4" office:value-type="float" office:value="9.57105632391259" calcext:value-type="float">
            <text:p>9,57105632391259</text:p>
          </table:table-cell>
          <table:table-cell table:formula="of:=((([.L$31]*4/1000)+1)/(0.0002*([.$A41]-20)+1)-1)*1000/4" office:value-type="float" office:value="10.5732611745841" calcext:value-type="float">
            <text:p>10,5732611745841</text:p>
          </table:table-cell>
          <table:table-cell table:formula="of:=((([.M$31]*4/1000)+1)/(0.0002*([.$A41]-20)+1)-1)*1000/4" office:value-type="float" office:value="11.5754660252556" calcext:value-type="float">
            <text:p>11,5754660252556</text:p>
          </table:table-cell>
          <table:table-cell table:formula="of:=((([.N$31]*4/1000)+1)/(0.0002*([.$A41]-20)+1)-1)*1000/4" office:value-type="float" office:value="12.577670875927" calcext:value-type="float">
            <text:p>12,577670875927</text:p>
          </table:table-cell>
          <table:table-cell table:formula="of:=((([.O$31]*4/1000)+1)/(0.0002*([.$A41]-20)+1)-1)*1000/4" office:value-type="float" office:value="13.5798757265985" calcext:value-type="float">
            <text:p>13,5798757265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([.B$31]*4/1000)+1)/(0.0002*([.$A42]-20)+1)-1)*1000/4" office:value-type="float" office:value="0.501002004007989" calcext:value-type="float">
            <text:p>0,501002004007989</text:p>
          </table:table-cell>
          <table:table-cell table:formula="of:=((([.C$31]*4/1000)+1)/(0.0002*([.$A42]-20)+1)-1)*1000/4" office:value-type="float" office:value="1.50300601202402" calcext:value-type="float">
            <text:p>1,50300601202402</text:p>
          </table:table-cell>
          <table:table-cell table:formula="of:=((([.D$31]*4/1000)+1)/(0.0002*([.$A42]-20)+1)-1)*1000/4" office:value-type="float" office:value="2.50501002004005" calcext:value-type="float">
            <text:p>2,50501002004005</text:p>
          </table:table-cell>
          <table:table-cell table:formula="of:=((([.E$31]*4/1000)+1)/(0.0002*([.$A42]-20)+1)-1)*1000/4" office:value-type="float" office:value="3.50701402805609" calcext:value-type="float">
            <text:p>3,50701402805609</text:p>
          </table:table-cell>
          <table:table-cell table:formula="of:=((([.F$31]*4/1000)+1)/(0.0002*([.$A42]-20)+1)-1)*1000/4" office:value-type="float" office:value="4.50901803607212" calcext:value-type="float">
            <text:p>4,50901803607212</text:p>
          </table:table-cell>
          <table:table-cell table:formula="of:=((([.G$31]*4/1000)+1)/(0.0002*([.$A42]-20)+1)-1)*1000/4" office:value-type="float" office:value="5.51102204408815" calcext:value-type="float">
            <text:p>5,51102204408815</text:p>
          </table:table-cell>
          <table:table-cell table:formula="of:=((([.H$31]*4/1000)+1)/(0.0002*([.$A42]-20)+1)-1)*1000/4" office:value-type="float" office:value="6.51302605210419" calcext:value-type="float">
            <text:p>6,51302605210419</text:p>
          </table:table-cell>
          <table:table-cell table:formula="of:=((([.I$31]*4/1000)+1)/(0.0002*([.$A42]-20)+1)-1)*1000/4" office:value-type="float" office:value="7.51503006012022" calcext:value-type="float">
            <text:p>7,51503006012022</text:p>
          </table:table-cell>
          <table:table-cell table:formula="of:=((([.J$31]*4/1000)+1)/(0.0002*([.$A42]-20)+1)-1)*1000/4" office:value-type="float" office:value="8.51703406813625" calcext:value-type="float">
            <text:p>8,51703406813625</text:p>
          </table:table-cell>
          <table:table-cell table:formula="of:=((([.K$31]*4/1000)+1)/(0.0002*([.$A42]-20)+1)-1)*1000/4" office:value-type="float" office:value="9.51903807615229" calcext:value-type="float">
            <text:p>9,51903807615229</text:p>
          </table:table-cell>
          <table:table-cell table:formula="of:=((([.L$31]*4/1000)+1)/(0.0002*([.$A42]-20)+1)-1)*1000/4" office:value-type="float" office:value="10.5210420841683" calcext:value-type="float">
            <text:p>10,5210420841683</text:p>
          </table:table-cell>
          <table:table-cell table:formula="of:=((([.M$31]*4/1000)+1)/(0.0002*([.$A42]-20)+1)-1)*1000/4" office:value-type="float" office:value="11.5230460921844" calcext:value-type="float">
            <text:p>11,5230460921844</text:p>
          </table:table-cell>
          <table:table-cell table:formula="of:=((([.N$31]*4/1000)+1)/(0.0002*([.$A42]-20)+1)-1)*1000/4" office:value-type="float" office:value="12.5250501002004" calcext:value-type="float">
            <text:p>12,5250501002004</text:p>
          </table:table-cell>
          <table:table-cell table:formula="of:=((([.O$31]*4/1000)+1)/(0.0002*([.$A42]-20)+1)-1)*1000/4" office:value-type="float" office:value="13.5270541082164" calcext:value-type="float">
            <text:p>13,5270541082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([.B$31]*4/1000)+1)/(0.0002*([.$A43]-20)+1)-1)*1000/4" office:value-type="float" office:value="0.450811460629141" calcext:value-type="float">
            <text:p>0,450811460629141</text:p>
          </table:table-cell>
          <table:table-cell table:formula="of:=((([.C$31]*4/1000)+1)/(0.0002*([.$A43]-20)+1)-1)*1000/4" office:value-type="float" office:value="1.45261470647168" calcext:value-type="float">
            <text:p>1,45261470647168</text:p>
          </table:table-cell>
          <table:table-cell table:formula="of:=((([.D$31]*4/1000)+1)/(0.0002*([.$A43]-20)+1)-1)*1000/4" office:value-type="float" office:value="2.45441795231416" calcext:value-type="float">
            <text:p>2,45441795231416</text:p>
          </table:table-cell>
          <table:table-cell table:formula="of:=((([.E$31]*4/1000)+1)/(0.0002*([.$A43]-20)+1)-1)*1000/4" office:value-type="float" office:value="3.45622119815669" calcext:value-type="float">
            <text:p>3,45622119815669</text:p>
          </table:table-cell>
          <table:table-cell table:formula="of:=((([.F$31]*4/1000)+1)/(0.0002*([.$A43]-20)+1)-1)*1000/4" office:value-type="float" office:value="4.45802444399923" calcext:value-type="float">
            <text:p>4,45802444399923</text:p>
          </table:table-cell>
          <table:table-cell table:formula="of:=((([.G$31]*4/1000)+1)/(0.0002*([.$A43]-20)+1)-1)*1000/4" office:value-type="float" office:value="5.45982768984171" calcext:value-type="float">
            <text:p>5,45982768984171</text:p>
          </table:table-cell>
          <table:table-cell table:formula="of:=((([.H$31]*4/1000)+1)/(0.0002*([.$A43]-20)+1)-1)*1000/4" office:value-type="float" office:value="6.46163093568425" calcext:value-type="float">
            <text:p>6,46163093568425</text:p>
          </table:table-cell>
          <table:table-cell table:formula="of:=((([.I$31]*4/1000)+1)/(0.0002*([.$A43]-20)+1)-1)*1000/4" office:value-type="float" office:value="7.46343418152678" calcext:value-type="float">
            <text:p>7,46343418152678</text:p>
          </table:table-cell>
          <table:table-cell table:formula="of:=((([.J$31]*4/1000)+1)/(0.0002*([.$A43]-20)+1)-1)*1000/4" office:value-type="float" office:value="8.46523742736927" calcext:value-type="float">
            <text:p>8,46523742736927</text:p>
          </table:table-cell>
          <table:table-cell table:formula="of:=((([.K$31]*4/1000)+1)/(0.0002*([.$A43]-20)+1)-1)*1000/4" office:value-type="float" office:value="9.4670406732118" calcext:value-type="float">
            <text:p>9,4670406732118</text:p>
          </table:table-cell>
          <table:table-cell table:formula="of:=((([.L$31]*4/1000)+1)/(0.0002*([.$A43]-20)+1)-1)*1000/4" office:value-type="float" office:value="10.4688439190543" calcext:value-type="float">
            <text:p>10,4688439190543</text:p>
          </table:table-cell>
          <table:table-cell table:formula="of:=((([.M$31]*4/1000)+1)/(0.0002*([.$A43]-20)+1)-1)*1000/4" office:value-type="float" office:value="11.4706471648968" calcext:value-type="float">
            <text:p>11,4706471648968</text:p>
          </table:table-cell>
          <table:table-cell table:formula="of:=((([.N$31]*4/1000)+1)/(0.0002*([.$A43]-20)+1)-1)*1000/4" office:value-type="float" office:value="12.4724504107394" calcext:value-type="float">
            <text:p>12,4724504107394</text:p>
          </table:table-cell>
          <table:table-cell table:formula="of:=((([.O$31]*4/1000)+1)/(0.0002*([.$A43]-20)+1)-1)*1000/4" office:value-type="float" office:value="13.4742536565819" calcext:value-type="float">
            <text:p>13,47425365658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([.B$31]*4/1000)+1)/(0.0002*([.$A44]-20)+1)-1)*1000/4" office:value-type="float" office:value="0.400641025641024" calcext:value-type="float">
            <text:p>0,400641025641024</text:p>
          </table:table-cell>
          <table:table-cell table:formula="of:=((([.C$31]*4/1000)+1)/(0.0002*([.$A44]-20)+1)-1)*1000/4" office:value-type="float" office:value="1.40224358974361" calcext:value-type="float">
            <text:p>1,40224358974361</text:p>
          </table:table-cell>
          <table:table-cell table:formula="of:=((([.D$31]*4/1000)+1)/(0.0002*([.$A44]-20)+1)-1)*1000/4" office:value-type="float" office:value="2.40384615384615" calcext:value-type="float">
            <text:p>2,40384615384615</text:p>
          </table:table-cell>
          <table:table-cell table:formula="of:=((([.E$31]*4/1000)+1)/(0.0002*([.$A44]-20)+1)-1)*1000/4" office:value-type="float" office:value="3.40544871794873" calcext:value-type="float">
            <text:p>3,40544871794873</text:p>
          </table:table-cell>
          <table:table-cell table:formula="of:=((([.F$31]*4/1000)+1)/(0.0002*([.$A44]-20)+1)-1)*1000/4" office:value-type="float" office:value="4.40705128205132" calcext:value-type="float">
            <text:p>4,40705128205132</text:p>
          </table:table-cell>
          <table:table-cell table:formula="of:=((([.G$31]*4/1000)+1)/(0.0002*([.$A44]-20)+1)-1)*1000/4" office:value-type="float" office:value="5.40865384615386" calcext:value-type="float">
            <text:p>5,40865384615386</text:p>
          </table:table-cell>
          <table:table-cell table:formula="of:=((([.H$31]*4/1000)+1)/(0.0002*([.$A44]-20)+1)-1)*1000/4" office:value-type="float" office:value="6.41025641025644" calcext:value-type="float">
            <text:p>6,41025641025644</text:p>
          </table:table-cell>
          <table:table-cell table:formula="of:=((([.I$31]*4/1000)+1)/(0.0002*([.$A44]-20)+1)-1)*1000/4" office:value-type="float" office:value="7.41185897435898" calcext:value-type="float">
            <text:p>7,41185897435898</text:p>
          </table:table-cell>
          <table:table-cell table:formula="of:=((([.J$31]*4/1000)+1)/(0.0002*([.$A44]-20)+1)-1)*1000/4" office:value-type="float" office:value="8.41346153846157" calcext:value-type="float">
            <text:p>8,41346153846157</text:p>
          </table:table-cell>
          <table:table-cell table:formula="of:=((([.K$31]*4/1000)+1)/(0.0002*([.$A44]-20)+1)-1)*1000/4" office:value-type="float" office:value="9.4150641025641" calcext:value-type="float">
            <text:p>9,4150641025641</text:p>
          </table:table-cell>
          <table:table-cell table:formula="of:=((([.L$31]*4/1000)+1)/(0.0002*([.$A44]-20)+1)-1)*1000/4" office:value-type="float" office:value="10.4166666666667" calcext:value-type="float">
            <text:p>10,4166666666667</text:p>
          </table:table-cell>
          <table:table-cell table:formula="of:=((([.M$31]*4/1000)+1)/(0.0002*([.$A44]-20)+1)-1)*1000/4" office:value-type="float" office:value="11.4182692307693" calcext:value-type="float">
            <text:p>11,4182692307693</text:p>
          </table:table-cell>
          <table:table-cell table:formula="of:=((([.N$31]*4/1000)+1)/(0.0002*([.$A44]-20)+1)-1)*1000/4" office:value-type="float" office:value="12.4198717948718" calcext:value-type="float">
            <text:p>12,4198717948718</text:p>
          </table:table-cell>
          <table:table-cell table:formula="of:=((([.O$31]*4/1000)+1)/(0.0002*([.$A44]-20)+1)-1)*1000/4" office:value-type="float" office:value="13.4214743589744" calcext:value-type="float">
            <text:p>13,42147435897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([.B$31]*4/1000)+1)/(0.0002*([.$A45]-20)+1)-1)*1000/4" office:value-type="float" office:value="0.350490686961746" calcext:value-type="float">
            <text:p>0,350490686961746</text:p>
          </table:table-cell>
          <table:table-cell table:formula="of:=((([.C$31]*4/1000)+1)/(0.0002*([.$A45]-20)+1)-1)*1000/4" office:value-type="float" office:value="1.35189264970959" calcext:value-type="float">
            <text:p>1,35189264970959</text:p>
          </table:table-cell>
          <table:table-cell table:formula="of:=((([.D$31]*4/1000)+1)/(0.0002*([.$A45]-20)+1)-1)*1000/4" office:value-type="float" office:value="2.35329461245742" calcext:value-type="float">
            <text:p>2,35329461245742</text:p>
          </table:table-cell>
          <table:table-cell table:formula="of:=((([.E$31]*4/1000)+1)/(0.0002*([.$A45]-20)+1)-1)*1000/4" office:value-type="float" office:value="3.35469657520526" calcext:value-type="float">
            <text:p>3,35469657520526</text:p>
          </table:table-cell>
          <table:table-cell table:formula="of:=((([.F$31]*4/1000)+1)/(0.0002*([.$A45]-20)+1)-1)*1000/4" office:value-type="float" office:value="4.3560985379531" calcext:value-type="float">
            <text:p>4,3560985379531</text:p>
          </table:table-cell>
          <table:table-cell table:formula="of:=((([.G$31]*4/1000)+1)/(0.0002*([.$A45]-20)+1)-1)*1000/4" office:value-type="float" office:value="5.357500500701" calcext:value-type="float">
            <text:p>5,357500500701</text:p>
          </table:table-cell>
          <table:table-cell table:formula="of:=((([.H$31]*4/1000)+1)/(0.0002*([.$A45]-20)+1)-1)*1000/4" office:value-type="float" office:value="6.35890246344883" calcext:value-type="float">
            <text:p>6,35890246344883</text:p>
          </table:table-cell>
          <table:table-cell table:formula="of:=((([.I$31]*4/1000)+1)/(0.0002*([.$A45]-20)+1)-1)*1000/4" office:value-type="float" office:value="7.36030442619667" calcext:value-type="float">
            <text:p>7,36030442619667</text:p>
          </table:table-cell>
          <table:table-cell table:formula="of:=((([.J$31]*4/1000)+1)/(0.0002*([.$A45]-20)+1)-1)*1000/4" office:value-type="float" office:value="8.36170638894451" calcext:value-type="float">
            <text:p>8,36170638894451</text:p>
          </table:table-cell>
          <table:table-cell table:formula="of:=((([.K$31]*4/1000)+1)/(0.0002*([.$A45]-20)+1)-1)*1000/4" office:value-type="float" office:value="9.36310835169235" calcext:value-type="float">
            <text:p>9,36310835169235</text:p>
          </table:table-cell>
          <table:table-cell table:formula="of:=((([.L$31]*4/1000)+1)/(0.0002*([.$A45]-20)+1)-1)*1000/4" office:value-type="float" office:value="10.3645103144402" calcext:value-type="float">
            <text:p>10,3645103144402</text:p>
          </table:table-cell>
          <table:table-cell table:formula="of:=((([.M$31]*4/1000)+1)/(0.0002*([.$A45]-20)+1)-1)*1000/4" office:value-type="float" office:value="11.3659122771881" calcext:value-type="float">
            <text:p>11,3659122771881</text:p>
          </table:table-cell>
          <table:table-cell table:formula="of:=((([.N$31]*4/1000)+1)/(0.0002*([.$A45]-20)+1)-1)*1000/4" office:value-type="float" office:value="12.3673142399359" calcext:value-type="float">
            <text:p>12,3673142399359</text:p>
          </table:table-cell>
          <table:table-cell table:formula="of:=((([.O$31]*4/1000)+1)/(0.0002*([.$A45]-20)+1)-1)*1000/4" office:value-type="float" office:value="13.3687162026838" calcext:value-type="float">
            <text:p>13,36871620268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([.B$31]*4/1000)+1)/(0.0002*([.$A46]-20)+1)-1)*1000/4" office:value-type="float" office:value="0.30036043251902" calcext:value-type="float">
            <text:p>0,30036043251902</text:p>
          </table:table-cell>
          <table:table-cell table:formula="of:=((([.C$31]*4/1000)+1)/(0.0002*([.$A46]-20)+1)-1)*1000/4" office:value-type="float" office:value="1.30156187424907" calcext:value-type="float">
            <text:p>1,30156187424907</text:p>
          </table:table-cell>
          <table:table-cell table:formula="of:=((([.D$31]*4/1000)+1)/(0.0002*([.$A46]-20)+1)-1)*1000/4" office:value-type="float" office:value="2.30276331597917" calcext:value-type="float">
            <text:p>2,30276331597917</text:p>
          </table:table-cell>
          <table:table-cell table:formula="of:=((([.E$31]*4/1000)+1)/(0.0002*([.$A46]-20)+1)-1)*1000/4" office:value-type="float" office:value="3.30396475770922" calcext:value-type="float">
            <text:p>3,30396475770922</text:p>
          </table:table-cell>
          <table:table-cell table:formula="of:=((([.F$31]*4/1000)+1)/(0.0002*([.$A46]-20)+1)-1)*1000/4" office:value-type="float" office:value="4.30516619943933" calcext:value-type="float">
            <text:p>4,30516619943933</text:p>
          </table:table-cell>
          <table:table-cell table:formula="of:=((([.G$31]*4/1000)+1)/(0.0002*([.$A46]-20)+1)-1)*1000/4" office:value-type="float" office:value="5.30636764116943" calcext:value-type="float">
            <text:p>5,30636764116943</text:p>
          </table:table-cell>
          <table:table-cell table:formula="of:=((([.H$31]*4/1000)+1)/(0.0002*([.$A46]-20)+1)-1)*1000/4" office:value-type="float" office:value="6.30756908289948" calcext:value-type="float">
            <text:p>6,30756908289948</text:p>
          </table:table-cell>
          <table:table-cell table:formula="of:=((([.I$31]*4/1000)+1)/(0.0002*([.$A46]-20)+1)-1)*1000/4" office:value-type="float" office:value="7.30877052462958" calcext:value-type="float">
            <text:p>7,30877052462958</text:p>
          </table:table-cell>
          <table:table-cell table:formula="of:=((([.J$31]*4/1000)+1)/(0.0002*([.$A46]-20)+1)-1)*1000/4" office:value-type="float" office:value="8.30997196635963" calcext:value-type="float">
            <text:p>8,30997196635963</text:p>
          </table:table-cell>
          <table:table-cell table:formula="of:=((([.K$31]*4/1000)+1)/(0.0002*([.$A46]-20)+1)-1)*1000/4" office:value-type="float" office:value="9.31117340808973" calcext:value-type="float">
            <text:p>9,31117340808973</text:p>
          </table:table-cell>
          <table:table-cell table:formula="of:=((([.L$31]*4/1000)+1)/(0.0002*([.$A46]-20)+1)-1)*1000/4" office:value-type="float" office:value="10.3123748498198" calcext:value-type="float">
            <text:p>10,3123748498198</text:p>
          </table:table-cell>
          <table:table-cell table:formula="of:=((([.M$31]*4/1000)+1)/(0.0002*([.$A46]-20)+1)-1)*1000/4" office:value-type="float" office:value="11.3135762915499" calcext:value-type="float">
            <text:p>11,3135762915499</text:p>
          </table:table-cell>
          <table:table-cell table:formula="of:=((([.N$31]*4/1000)+1)/(0.0002*([.$A46]-20)+1)-1)*1000/4" office:value-type="float" office:value="12.3147777332799" calcext:value-type="float">
            <text:p>12,3147777332799</text:p>
          </table:table-cell>
          <table:table-cell table:formula="of:=((([.O$31]*4/1000)+1)/(0.0002*([.$A46]-20)+1)-1)*1000/4" office:value-type="float" office:value="13.31597917501" calcext:value-type="float">
            <text:p>13,31597917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([.B$31]*4/1000)+1)/(0.0002*([.$A47]-20)+1)-1)*1000/4" office:value-type="float" office:value="0.250250250250272" calcext:value-type="float">
            <text:p>0,250250250250272</text:p>
          </table:table-cell>
          <table:table-cell table:formula="of:=((([.C$31]*4/1000)+1)/(0.0002*([.$A47]-20)+1)-1)*1000/4" office:value-type="float" office:value="1.25125125125125" calcext:value-type="float">
            <text:p>1,25125125125125</text:p>
          </table:table-cell>
          <table:table-cell table:formula="of:=((([.D$31]*4/1000)+1)/(0.0002*([.$A47]-20)+1)-1)*1000/4" office:value-type="float" office:value="2.25225225225223" calcext:value-type="float">
            <text:p>2,25225225225223</text:p>
          </table:table-cell>
          <table:table-cell table:formula="of:=((([.E$31]*4/1000)+1)/(0.0002*([.$A47]-20)+1)-1)*1000/4" office:value-type="float" office:value="3.25325325325326" calcext:value-type="float">
            <text:p>3,25325325325326</text:p>
          </table:table-cell>
          <table:table-cell table:formula="of:=((([.F$31]*4/1000)+1)/(0.0002*([.$A47]-20)+1)-1)*1000/4" office:value-type="float" office:value="4.25425425425424" calcext:value-type="float">
            <text:p>4,25425425425424</text:p>
          </table:table-cell>
          <table:table-cell table:formula="of:=((([.G$31]*4/1000)+1)/(0.0002*([.$A47]-20)+1)-1)*1000/4" office:value-type="float" office:value="5.25525525525528" calcext:value-type="float">
            <text:p>5,25525525525528</text:p>
          </table:table-cell>
          <table:table-cell table:formula="of:=((([.H$31]*4/1000)+1)/(0.0002*([.$A47]-20)+1)-1)*1000/4" office:value-type="float" office:value="6.25625625625625" calcext:value-type="float">
            <text:p>6,25625625625625</text:p>
          </table:table-cell>
          <table:table-cell table:formula="of:=((([.I$31]*4/1000)+1)/(0.0002*([.$A47]-20)+1)-1)*1000/4" office:value-type="float" office:value="7.25725725725729" calcext:value-type="float">
            <text:p>7,25725725725729</text:p>
          </table:table-cell>
          <table:table-cell table:formula="of:=((([.J$31]*4/1000)+1)/(0.0002*([.$A47]-20)+1)-1)*1000/4" office:value-type="float" office:value="8.25825825825827" calcext:value-type="float">
            <text:p>8,25825825825827</text:p>
          </table:table-cell>
          <table:table-cell table:formula="of:=((([.K$31]*4/1000)+1)/(0.0002*([.$A47]-20)+1)-1)*1000/4" office:value-type="float" office:value="9.25925925925925" calcext:value-type="float">
            <text:p>9,25925925925925</text:p>
          </table:table-cell>
          <table:table-cell table:formula="of:=((([.L$31]*4/1000)+1)/(0.0002*([.$A47]-20)+1)-1)*1000/4" office:value-type="float" office:value="10.2602602602603" calcext:value-type="float">
            <text:p>10,2602602602603</text:p>
          </table:table-cell>
          <table:table-cell table:formula="of:=((([.M$31]*4/1000)+1)/(0.0002*([.$A47]-20)+1)-1)*1000/4" office:value-type="float" office:value="11.2612612612613" calcext:value-type="float">
            <text:p>11,2612612612613</text:p>
          </table:table-cell>
          <table:table-cell table:formula="of:=((([.N$31]*4/1000)+1)/(0.0002*([.$A47]-20)+1)-1)*1000/4" office:value-type="float" office:value="12.2622622622623" calcext:value-type="float">
            <text:p>12,2622622622623</text:p>
          </table:table-cell>
          <table:table-cell table:formula="of:=((([.O$31]*4/1000)+1)/(0.0002*([.$A47]-20)+1)-1)*1000/4" office:value-type="float" office:value="13.2632632632633" calcext:value-type="float">
            <text:p>13,2632632632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([.B$31]*4/1000)+1)/(0.0002*([.$A48]-20)+1)-1)*1000/4" office:value-type="float" office:value="0.200160128102478" calcext:value-type="float">
            <text:p>0,200160128102478</text:p>
          </table:table-cell>
          <table:table-cell table:formula="of:=((([.C$31]*4/1000)+1)/(0.0002*([.$A48]-20)+1)-1)*1000/4" office:value-type="float" office:value="1.20096076861492" calcext:value-type="float">
            <text:p>1,20096076861492</text:p>
          </table:table-cell>
          <table:table-cell table:formula="of:=((([.D$31]*4/1000)+1)/(0.0002*([.$A48]-20)+1)-1)*1000/4" office:value-type="float" office:value="2.20176140912731" calcext:value-type="float">
            <text:p>2,20176140912731</text:p>
          </table:table-cell>
          <table:table-cell table:formula="of:=((([.E$31]*4/1000)+1)/(0.0002*([.$A48]-20)+1)-1)*1000/4" office:value-type="float" office:value="3.2025620496397" calcext:value-type="float">
            <text:p>3,2025620496397</text:p>
          </table:table-cell>
          <table:table-cell table:formula="of:=((([.F$31]*4/1000)+1)/(0.0002*([.$A48]-20)+1)-1)*1000/4" office:value-type="float" office:value="4.20336269015215" calcext:value-type="float">
            <text:p>4,20336269015215</text:p>
          </table:table-cell>
          <table:table-cell table:formula="of:=((([.G$31]*4/1000)+1)/(0.0002*([.$A48]-20)+1)-1)*1000/4" office:value-type="float" office:value="5.20416333066454" calcext:value-type="float">
            <text:p>5,20416333066454</text:p>
          </table:table-cell>
          <table:table-cell table:formula="of:=((([.H$31]*4/1000)+1)/(0.0002*([.$A48]-20)+1)-1)*1000/4" office:value-type="float" office:value="6.20496397117698" calcext:value-type="float">
            <text:p>6,20496397117698</text:p>
          </table:table-cell>
          <table:table-cell table:formula="of:=((([.I$31]*4/1000)+1)/(0.0002*([.$A48]-20)+1)-1)*1000/4" office:value-type="float" office:value="7.20576461168937" calcext:value-type="float">
            <text:p>7,20576461168937</text:p>
          </table:table-cell>
          <table:table-cell table:formula="of:=((([.J$31]*4/1000)+1)/(0.0002*([.$A48]-20)+1)-1)*1000/4" office:value-type="float" office:value="8.20656525220176" calcext:value-type="float">
            <text:p>8,20656525220176</text:p>
          </table:table-cell>
          <table:table-cell table:formula="of:=((([.K$31]*4/1000)+1)/(0.0002*([.$A48]-20)+1)-1)*1000/4" office:value-type="float" office:value="9.2073658927142" calcext:value-type="float">
            <text:p>9,2073658927142</text:p>
          </table:table-cell>
          <table:table-cell table:formula="of:=((([.L$31]*4/1000)+1)/(0.0002*([.$A48]-20)+1)-1)*1000/4" office:value-type="float" office:value="10.2081665332266" calcext:value-type="float">
            <text:p>10,2081665332266</text:p>
          </table:table-cell>
          <table:table-cell table:formula="of:=((([.M$31]*4/1000)+1)/(0.0002*([.$A48]-20)+1)-1)*1000/4" office:value-type="float" office:value="11.208967173739" calcext:value-type="float">
            <text:p>11,208967173739</text:p>
          </table:table-cell>
          <table:table-cell table:formula="of:=((([.N$31]*4/1000)+1)/(0.0002*([.$A48]-20)+1)-1)*1000/4" office:value-type="float" office:value="12.2097678142514" calcext:value-type="float">
            <text:p>12,2097678142514</text:p>
          </table:table-cell>
          <table:table-cell table:formula="of:=((([.O$31]*4/1000)+1)/(0.0002*([.$A48]-20)+1)-1)*1000/4" office:value-type="float" office:value="13.2105684547638" calcext:value-type="float">
            <text:p>13,2105684547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([.B$31]*4/1000)+1)/(0.0002*([.$A49]-20)+1)-1)*1000/4" office:value-type="float" office:value="0.150090054032437" calcext:value-type="float">
            <text:p>0,150090054032437</text:p>
          </table:table-cell>
          <table:table-cell table:formula="of:=((([.C$31]*4/1000)+1)/(0.0002*([.$A49]-20)+1)-1)*1000/4" office:value-type="float" office:value="1.15069041424853" calcext:value-type="float">
            <text:p>1,15069041424853</text:p>
          </table:table-cell>
          <table:table-cell table:formula="of:=((([.D$31]*4/1000)+1)/(0.0002*([.$A49]-20)+1)-1)*1000/4" office:value-type="float" office:value="2.15129077446469" calcext:value-type="float">
            <text:p>2,15129077446469</text:p>
          </table:table-cell>
          <table:table-cell table:formula="of:=((([.E$31]*4/1000)+1)/(0.0002*([.$A49]-20)+1)-1)*1000/4" office:value-type="float" office:value="3.15189113468084" calcext:value-type="float">
            <text:p>3,15189113468084</text:p>
          </table:table-cell>
          <table:table-cell table:formula="of:=((([.F$31]*4/1000)+1)/(0.0002*([.$A49]-20)+1)-1)*1000/4" office:value-type="float" office:value="4.15249149489694" calcext:value-type="float">
            <text:p>4,15249149489694</text:p>
          </table:table-cell>
          <table:table-cell table:formula="of:=((([.G$31]*4/1000)+1)/(0.0002*([.$A49]-20)+1)-1)*1000/4" office:value-type="float" office:value="5.15309185511309" calcext:value-type="float">
            <text:p>5,15309185511309</text:p>
          </table:table-cell>
          <table:table-cell table:formula="of:=((([.H$31]*4/1000)+1)/(0.0002*([.$A49]-20)+1)-1)*1000/4" office:value-type="float" office:value="6.15369221532919" calcext:value-type="float">
            <text:p>6,15369221532919</text:p>
          </table:table-cell>
          <table:table-cell table:formula="of:=((([.I$31]*4/1000)+1)/(0.0002*([.$A49]-20)+1)-1)*1000/4" office:value-type="float" office:value="7.15429257554534" calcext:value-type="float">
            <text:p>7,15429257554534</text:p>
          </table:table-cell>
          <table:table-cell table:formula="of:=((([.J$31]*4/1000)+1)/(0.0002*([.$A49]-20)+1)-1)*1000/4" office:value-type="float" office:value="8.15489293576149" calcext:value-type="float">
            <text:p>8,15489293576149</text:p>
          </table:table-cell>
          <table:table-cell table:formula="of:=((([.K$31]*4/1000)+1)/(0.0002*([.$A49]-20)+1)-1)*1000/4" office:value-type="float" office:value="9.15549329597759" calcext:value-type="float">
            <text:p>9,15549329597759</text:p>
          </table:table-cell>
          <table:table-cell table:formula="of:=((([.L$31]*4/1000)+1)/(0.0002*([.$A49]-20)+1)-1)*1000/4" office:value-type="float" office:value="10.1560936561937" calcext:value-type="float">
            <text:p>10,1560936561937</text:p>
          </table:table-cell>
          <table:table-cell table:formula="of:=((([.M$31]*4/1000)+1)/(0.0002*([.$A49]-20)+1)-1)*1000/4" office:value-type="float" office:value="11.1566940164098" calcext:value-type="float">
            <text:p>11,1566940164098</text:p>
          </table:table-cell>
          <table:table-cell table:formula="of:=((([.N$31]*4/1000)+1)/(0.0002*([.$A49]-20)+1)-1)*1000/4" office:value-type="float" office:value="12.157294376626" calcext:value-type="float">
            <text:p>12,157294376626</text:p>
          </table:table-cell>
          <table:table-cell table:formula="of:=((([.O$31]*4/1000)+1)/(0.0002*([.$A49]-20)+1)-1)*1000/4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([.B$31]*4/1000)+1)/(0.0002*([.$A50]-20)+1)-1)*1000/4" office:value-type="float" office:value="0.100040016006386" calcext:value-type="float">
            <text:p>0,100040016006386</text:p>
          </table:table-cell>
          <table:table-cell table:formula="of:=((([.C$31]*4/1000)+1)/(0.0002*([.$A50]-20)+1)-1)*1000/4" office:value-type="float" office:value="1.10044017607042" calcext:value-type="float">
            <text:p>1,10044017607042</text:p>
          </table:table-cell>
          <table:table-cell table:formula="of:=((([.D$31]*4/1000)+1)/(0.0002*([.$A50]-20)+1)-1)*1000/4" office:value-type="float" office:value="2.10084033613445" calcext:value-type="float">
            <text:p>2,10084033613445</text:p>
          </table:table-cell>
          <table:table-cell table:formula="of:=((([.E$31]*4/1000)+1)/(0.0002*([.$A50]-20)+1)-1)*1000/4" office:value-type="float" office:value="3.10124049619848" calcext:value-type="float">
            <text:p>3,10124049619848</text:p>
          </table:table-cell>
          <table:table-cell table:formula="of:=((([.F$31]*4/1000)+1)/(0.0002*([.$A50]-20)+1)-1)*1000/4" office:value-type="float" office:value="4.10164065626251" calcext:value-type="float">
            <text:p>4,10164065626251</text:p>
          </table:table-cell>
          <table:table-cell table:formula="of:=((([.G$31]*4/1000)+1)/(0.0002*([.$A50]-20)+1)-1)*1000/4" office:value-type="float" office:value="5.10204081632654" calcext:value-type="float">
            <text:p>5,10204081632654</text:p>
          </table:table-cell>
          <table:table-cell table:formula="of:=((([.H$31]*4/1000)+1)/(0.0002*([.$A50]-20)+1)-1)*1000/4" office:value-type="float" office:value="6.10244097639057" calcext:value-type="float">
            <text:p>6,10244097639057</text:p>
          </table:table-cell>
          <table:table-cell table:formula="of:=((([.I$31]*4/1000)+1)/(0.0002*([.$A50]-20)+1)-1)*1000/4" office:value-type="float" office:value="7.1028411364546" calcext:value-type="float">
            <text:p>7,1028411364546</text:p>
          </table:table-cell>
          <table:table-cell table:formula="of:=((([.J$31]*4/1000)+1)/(0.0002*([.$A50]-20)+1)-1)*1000/4" office:value-type="float" office:value="8.10324129651863" calcext:value-type="float">
            <text:p>8,10324129651863</text:p>
          </table:table-cell>
          <table:table-cell table:formula="of:=((([.K$31]*4/1000)+1)/(0.0002*([.$A50]-20)+1)-1)*1000/4" office:value-type="float" office:value="9.10364145658266" calcext:value-type="float">
            <text:p>9,10364145658266</text:p>
          </table:table-cell>
          <table:table-cell table:formula="of:=((([.L$31]*4/1000)+1)/(0.0002*([.$A50]-20)+1)-1)*1000/4" office:value-type="float" office:value="10.1040416166466" calcext:value-type="float">
            <text:p>10,1040416166466</text:p>
          </table:table-cell>
          <table:table-cell table:formula="of:=((([.M$31]*4/1000)+1)/(0.0002*([.$A50]-20)+1)-1)*1000/4" office:value-type="float" office:value="11.1044417767107" calcext:value-type="float">
            <text:p>11,1044417767107</text:p>
          </table:table-cell>
          <table:table-cell table:formula="of:=((([.N$31]*4/1000)+1)/(0.0002*([.$A50]-20)+1)-1)*1000/4" office:value-type="float" office:value="12.1048419367747" calcext:value-type="float">
            <text:p>12,1048419367747</text:p>
          </table:table-cell>
          <table:table-cell table:formula="of:=((([.O$31]*4/1000)+1)/(0.0002*([.$A50]-20)+1)-1)*1000/4" office:value-type="float" office:value="13.1052420968387" calcext:value-type="float">
            <text:p>13,1052420968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([.B$31]*4/1000)+1)/(0.0002*([.$A51]-20)+1)-1)*1000/4" office:value-type="float" office:value="0.0500100020003891" calcext:value-type="float">
            <text:p>0,050010002000389</text:p>
          </table:table-cell>
          <table:table-cell table:formula="of:=((([.C$31]*4/1000)+1)/(0.0002*([.$A51]-20)+1)-1)*1000/4" office:value-type="float" office:value="1.05021004200839" calcext:value-type="float">
            <text:p>1,05021004200839</text:p>
          </table:table-cell>
          <table:table-cell table:formula="of:=((([.D$31]*4/1000)+1)/(0.0002*([.$A51]-20)+1)-1)*1000/4" office:value-type="float" office:value="2.0504100820164" calcext:value-type="float">
            <text:p>2,0504100820164</text:p>
          </table:table-cell>
          <table:table-cell table:formula="of:=((([.E$31]*4/1000)+1)/(0.0002*([.$A51]-20)+1)-1)*1000/4" office:value-type="float" office:value="3.0506101220244" calcext:value-type="float">
            <text:p>3,0506101220244</text:p>
          </table:table-cell>
          <table:table-cell table:formula="of:=((([.F$31]*4/1000)+1)/(0.0002*([.$A51]-20)+1)-1)*1000/4" office:value-type="float" office:value="4.0508101620324" calcext:value-type="float">
            <text:p>4,0508101620324</text:p>
          </table:table-cell>
          <table:table-cell table:formula="of:=((([.G$31]*4/1000)+1)/(0.0002*([.$A51]-20)+1)-1)*1000/4" office:value-type="float" office:value="5.05101020204041" calcext:value-type="float">
            <text:p>5,05101020204041</text:p>
          </table:table-cell>
          <table:table-cell table:formula="of:=((([.H$31]*4/1000)+1)/(0.0002*([.$A51]-20)+1)-1)*1000/4" office:value-type="float" office:value="6.05121024204841" calcext:value-type="float">
            <text:p>6,05121024204841</text:p>
          </table:table-cell>
          <table:table-cell table:formula="of:=((([.I$31]*4/1000)+1)/(0.0002*([.$A51]-20)+1)-1)*1000/4" office:value-type="float" office:value="7.05141028205641" calcext:value-type="float">
            <text:p>7,05141028205641</text:p>
          </table:table-cell>
          <table:table-cell table:formula="of:=((([.J$31]*4/1000)+1)/(0.0002*([.$A51]-20)+1)-1)*1000/4" office:value-type="float" office:value="8.05161032206442" calcext:value-type="float">
            <text:p>8,05161032206442</text:p>
          </table:table-cell>
          <table:table-cell table:formula="of:=((([.K$31]*4/1000)+1)/(0.0002*([.$A51]-20)+1)-1)*1000/4" office:value-type="float" office:value="9.05181036207242" calcext:value-type="float">
            <text:p>9,05181036207242</text:p>
          </table:table-cell>
          <table:table-cell table:formula="of:=((([.L$31]*4/1000)+1)/(0.0002*([.$A51]-20)+1)-1)*1000/4" office:value-type="float" office:value="10.0520104020804" calcext:value-type="float">
            <text:p>10,0520104020804</text:p>
          </table:table-cell>
          <table:table-cell table:formula="of:=((([.M$31]*4/1000)+1)/(0.0002*([.$A51]-20)+1)-1)*1000/4" office:value-type="float" office:value="11.0522104420884" calcext:value-type="float">
            <text:p>11,0522104420884</text:p>
          </table:table-cell>
          <table:table-cell table:formula="of:=((([.N$31]*4/1000)+1)/(0.0002*([.$A51]-20)+1)-1)*1000/4" office:value-type="float" office:value="12.0524104820964" calcext:value-type="float">
            <text:p>12,0524104820964</text:p>
          </table:table-cell>
          <table:table-cell table:formula="of:=((([.O$31]*4/1000)+1)/(0.0002*([.$A51]-20)+1)-1)*1000/4" office:value-type="float" office:value="13.0526105221044" calcext:value-type="float">
            <text:p>13,0526105221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([.B$31]*4/1000)+1)/(0.0002*([.$A52]-20)+1)-1)*1000/4" office:value-type="float" office:value="0" calcext:value-type="float">
            <text:p>0</text:p>
          </table:table-cell>
          <table:table-cell table:formula="of:=((([.C$31]*4/1000)+1)/(0.0002*([.$A52]-20)+1)-1)*1000/4" office:value-type="float" office:value="1" calcext:value-type="float">
            <text:p>1</text:p>
          </table:table-cell>
          <table:table-cell table:formula="of:=((([.D$31]*4/1000)+1)/(0.0002*([.$A52]-20)+1)-1)*1000/4" office:value-type="float" office:value="2" calcext:value-type="float">
            <text:p>2</text:p>
          </table:table-cell>
          <table:table-cell table:formula="of:=((([.E$31]*4/1000)+1)/(0.0002*([.$A52]-20)+1)-1)*1000/4" office:value-type="float" office:value="3" calcext:value-type="float">
            <text:p>3</text:p>
          </table:table-cell>
          <table:table-cell table:formula="of:=((([.F$31]*4/1000)+1)/(0.0002*([.$A52]-20)+1)-1)*1000/4" office:value-type="float" office:value="4" calcext:value-type="float">
            <text:p>4</text:p>
          </table:table-cell>
          <table:table-cell table:formula="of:=((([.G$31]*4/1000)+1)/(0.0002*([.$A52]-20)+1)-1)*1000/4" office:value-type="float" office:value="5" calcext:value-type="float">
            <text:p>5</text:p>
          </table:table-cell>
          <table:table-cell table:formula="of:=((([.H$31]*4/1000)+1)/(0.0002*([.$A52]-20)+1)-1)*1000/4" office:value-type="float" office:value="6.00000000000001" calcext:value-type="float">
            <text:p>6,00000000000001</text:p>
          </table:table-cell>
          <table:table-cell table:formula="of:=((([.I$31]*4/1000)+1)/(0.0002*([.$A52]-20)+1)-1)*1000/4" office:value-type="float" office:value="7.00000000000001" calcext:value-type="float">
            <text:p>7,00000000000001</text:p>
          </table:table-cell>
          <table:table-cell table:formula="of:=((([.J$31]*4/1000)+1)/(0.0002*([.$A52]-20)+1)-1)*1000/4" office:value-type="float" office:value="8.00000000000001" calcext:value-type="float">
            <text:p>8,00000000000001</text:p>
          </table:table-cell>
          <table:table-cell table:formula="of:=((([.K$31]*4/1000)+1)/(0.0002*([.$A52]-20)+1)-1)*1000/4" office:value-type="float" office:value="9.00000000000001" calcext:value-type="float">
            <text:p>9,00000000000001</text:p>
          </table:table-cell>
          <table:table-cell table:formula="of:=((([.L$31]*4/1000)+1)/(0.0002*([.$A52]-20)+1)-1)*1000/4" office:value-type="float" office:value="10" calcext:value-type="float">
            <text:p>10</text:p>
          </table:table-cell>
          <table:table-cell table:formula="of:=((([.M$31]*4/1000)+1)/(0.0002*([.$A52]-20)+1)-1)*1000/4" office:value-type="float" office:value="11" calcext:value-type="float">
            <text:p>11</text:p>
          </table:table-cell>
          <table:table-cell table:formula="of:=((([.N$31]*4/1000)+1)/(0.0002*([.$A52]-20)+1)-1)*1000/4" office:value-type="float" office:value="12" calcext:value-type="float">
            <text:p>12</text:p>
          </table:table-cell>
          <table:table-cell table:formula="of:=((([.O$31]*4/1000)+1)/(0.0002*([.$A52]-20)+1)-1)*1000/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([.B$31]*4/1000)+1)/(0.0002*([.$A53]-20)+1)-1)*1000/4" office:value-type="float" office:value="-0.0499900019995947" calcext:value-type="float">
            <text:p>-0,049990001999595</text:p>
          </table:table-cell>
          <table:table-cell table:formula="of:=((([.C$31]*4/1000)+1)/(0.0002*([.$A53]-20)+1)-1)*1000/4" office:value-type="float" office:value="0.949810037992382" calcext:value-type="float">
            <text:p>0,949810037992382</text:p>
          </table:table-cell>
          <table:table-cell table:formula="of:=((([.D$31]*4/1000)+1)/(0.0002*([.$A53]-20)+1)-1)*1000/4" office:value-type="float" office:value="1.94961007798439" calcext:value-type="float">
            <text:p>1,94961007798439</text:p>
          </table:table-cell>
          <table:table-cell table:formula="of:=((([.E$31]*4/1000)+1)/(0.0002*([.$A53]-20)+1)-1)*1000/4" office:value-type="float" office:value="2.94941011797639" calcext:value-type="float">
            <text:p>2,94941011797639</text:p>
          </table:table-cell>
          <table:table-cell table:formula="of:=((([.F$31]*4/1000)+1)/(0.0002*([.$A53]-20)+1)-1)*1000/4" office:value-type="float" office:value="3.9492101579684" calcext:value-type="float">
            <text:p>3,9492101579684</text:p>
          </table:table-cell>
          <table:table-cell table:formula="of:=((([.G$31]*4/1000)+1)/(0.0002*([.$A53]-20)+1)-1)*1000/4" office:value-type="float" office:value="4.9490101979604" calcext:value-type="float">
            <text:p>4,9490101979604</text:p>
          </table:table-cell>
          <table:table-cell table:formula="of:=((([.H$31]*4/1000)+1)/(0.0002*([.$A53]-20)+1)-1)*1000/4" office:value-type="float" office:value="5.94881023795241" calcext:value-type="float">
            <text:p>5,94881023795241</text:p>
          </table:table-cell>
          <table:table-cell table:formula="of:=((([.I$31]*4/1000)+1)/(0.0002*([.$A53]-20)+1)-1)*1000/4" office:value-type="float" office:value="6.94861027794441" calcext:value-type="float">
            <text:p>6,94861027794441</text:p>
          </table:table-cell>
          <table:table-cell table:formula="of:=((([.J$31]*4/1000)+1)/(0.0002*([.$A53]-20)+1)-1)*1000/4" office:value-type="float" office:value="7.94841031793642" calcext:value-type="float">
            <text:p>7,94841031793642</text:p>
          </table:table-cell>
          <table:table-cell table:formula="of:=((([.K$31]*4/1000)+1)/(0.0002*([.$A53]-20)+1)-1)*1000/4" office:value-type="float" office:value="8.94821035792842" calcext:value-type="float">
            <text:p>8,94821035792842</text:p>
          </table:table-cell>
          <table:table-cell table:formula="of:=((([.L$31]*4/1000)+1)/(0.0002*([.$A53]-20)+1)-1)*1000/4" office:value-type="float" office:value="9.94801039792043" calcext:value-type="float">
            <text:p>9,94801039792043</text:p>
          </table:table-cell>
          <table:table-cell table:formula="of:=((([.M$31]*4/1000)+1)/(0.0002*([.$A53]-20)+1)-1)*1000/4" office:value-type="float" office:value="10.9478104379124" calcext:value-type="float">
            <text:p>10,9478104379124</text:p>
          </table:table-cell>
          <table:table-cell table:formula="of:=((([.N$31]*4/1000)+1)/(0.0002*([.$A53]-20)+1)-1)*1000/4" office:value-type="float" office:value="11.9476104779044" calcext:value-type="float">
            <text:p>11,9476104779044</text:p>
          </table:table-cell>
          <table:table-cell table:formula="of:=((([.O$31]*4/1000)+1)/(0.0002*([.$A53]-20)+1)-1)*1000/4" office:value-type="float" office:value="12.9474105178964" calcext:value-type="float">
            <text:p>12,94741051789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([.B$31]*4/1000)+1)/(0.0002*([.$A54]-20)+1)-1)*1000/4" office:value-type="float" office:value="-0.0999600159936054" calcext:value-type="float">
            <text:p>-0,099960015993605</text:p>
          </table:table-cell>
          <table:table-cell table:formula="of:=((([.C$31]*4/1000)+1)/(0.0002*([.$A54]-20)+1)-1)*1000/4" office:value-type="float" office:value="0.899640143942448" calcext:value-type="float">
            <text:p>0,899640143942448</text:p>
          </table:table-cell>
          <table:table-cell table:formula="of:=((([.D$31]*4/1000)+1)/(0.0002*([.$A54]-20)+1)-1)*1000/4" office:value-type="float" office:value="1.89924030387845" calcext:value-type="float">
            <text:p>1,89924030387845</text:p>
          </table:table-cell>
          <table:table-cell table:formula="of:=((([.E$31]*4/1000)+1)/(0.0002*([.$A54]-20)+1)-1)*1000/4" office:value-type="float" office:value="2.8988404638145" calcext:value-type="float">
            <text:p>2,8988404638145</text:p>
          </table:table-cell>
          <table:table-cell table:formula="of:=((([.F$31]*4/1000)+1)/(0.0002*([.$A54]-20)+1)-1)*1000/4" office:value-type="float" office:value="3.8984406237505" calcext:value-type="float">
            <text:p>3,8984406237505</text:p>
          </table:table-cell>
          <table:table-cell table:formula="of:=((([.G$31]*4/1000)+1)/(0.0002*([.$A54]-20)+1)-1)*1000/4" office:value-type="float" office:value="4.89804078368655" calcext:value-type="float">
            <text:p>4,89804078368655</text:p>
          </table:table-cell>
          <table:table-cell table:formula="of:=((([.H$31]*4/1000)+1)/(0.0002*([.$A54]-20)+1)-1)*1000/4" office:value-type="float" office:value="5.89764094362255" calcext:value-type="float">
            <text:p>5,89764094362255</text:p>
          </table:table-cell>
          <table:table-cell table:formula="of:=((([.I$31]*4/1000)+1)/(0.0002*([.$A54]-20)+1)-1)*1000/4" office:value-type="float" office:value="6.8972411035586" calcext:value-type="float">
            <text:p>6,8972411035586</text:p>
          </table:table-cell>
          <table:table-cell table:formula="of:=((([.J$31]*4/1000)+1)/(0.0002*([.$A54]-20)+1)-1)*1000/4" office:value-type="float" office:value="7.8968412634946" calcext:value-type="float">
            <text:p>7,8968412634946</text:p>
          </table:table-cell>
          <table:table-cell table:formula="of:=((([.K$31]*4/1000)+1)/(0.0002*([.$A54]-20)+1)-1)*1000/4" office:value-type="float" office:value="8.89644142343066" calcext:value-type="float">
            <text:p>8,89644142343066</text:p>
          </table:table-cell>
          <table:table-cell table:formula="of:=((([.L$31]*4/1000)+1)/(0.0002*([.$A54]-20)+1)-1)*1000/4" office:value-type="float" office:value="9.89604158336666" calcext:value-type="float">
            <text:p>9,89604158336666</text:p>
          </table:table-cell>
          <table:table-cell table:formula="of:=((([.M$31]*4/1000)+1)/(0.0002*([.$A54]-20)+1)-1)*1000/4" office:value-type="float" office:value="10.8956417433027" calcext:value-type="float">
            <text:p>10,8956417433027</text:p>
          </table:table-cell>
          <table:table-cell table:formula="of:=((([.N$31]*4/1000)+1)/(0.0002*([.$A54]-20)+1)-1)*1000/4" office:value-type="float" office:value="11.8952419032387" calcext:value-type="float">
            <text:p>11,8952419032387</text:p>
          </table:table-cell>
          <table:table-cell table:formula="of:=((([.O$31]*4/1000)+1)/(0.0002*([.$A54]-20)+1)-1)*1000/4" office:value-type="float" office:value="12.8948420631748" calcext:value-type="float">
            <text:p>12,89484206317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([.B$31]*4/1000)+1)/(0.0002*([.$A55]-20)+1)-1)*1000/4" office:value-type="float" office:value="-0.149910053967611" calcext:value-type="float">
            <text:p>-0,149910053967611</text:p>
          </table:table-cell>
          <table:table-cell table:formula="of:=((([.C$31]*4/1000)+1)/(0.0002*([.$A55]-20)+1)-1)*1000/4" office:value-type="float" office:value="0.849490305816547" calcext:value-type="float">
            <text:p>0,849490305816547</text:p>
          </table:table-cell>
          <table:table-cell table:formula="of:=((([.D$31]*4/1000)+1)/(0.0002*([.$A55]-20)+1)-1)*1000/4" office:value-type="float" office:value="1.84889066560068" calcext:value-type="float">
            <text:p>1,84889066560068</text:p>
          </table:table-cell>
          <table:table-cell table:formula="of:=((([.E$31]*4/1000)+1)/(0.0002*([.$A55]-20)+1)-1)*1000/4" office:value-type="float" office:value="2.84829102538481" calcext:value-type="float">
            <text:p>2,84829102538481</text:p>
          </table:table-cell>
          <table:table-cell table:formula="of:=((([.F$31]*4/1000)+1)/(0.0002*([.$A55]-20)+1)-1)*1000/4" office:value-type="float" office:value="3.84769138516894" calcext:value-type="float">
            <text:p>3,84769138516894</text:p>
          </table:table-cell>
          <table:table-cell table:formula="of:=((([.G$31]*4/1000)+1)/(0.0002*([.$A55]-20)+1)-1)*1000/4" office:value-type="float" office:value="4.84709174495307" calcext:value-type="float">
            <text:p>4,84709174495307</text:p>
          </table:table-cell>
          <table:table-cell table:formula="of:=((([.H$31]*4/1000)+1)/(0.0002*([.$A55]-20)+1)-1)*1000/4" office:value-type="float" office:value="5.8464921047372" calcext:value-type="float">
            <text:p>5,8464921047372</text:p>
          </table:table-cell>
          <table:table-cell table:formula="of:=((([.I$31]*4/1000)+1)/(0.0002*([.$A55]-20)+1)-1)*1000/4" office:value-type="float" office:value="6.84589246452133" calcext:value-type="float">
            <text:p>6,84589246452133</text:p>
          </table:table-cell>
          <table:table-cell table:formula="of:=((([.J$31]*4/1000)+1)/(0.0002*([.$A55]-20)+1)-1)*1000/4" office:value-type="float" office:value="7.84529282430546" calcext:value-type="float">
            <text:p>7,84529282430546</text:p>
          </table:table-cell>
          <table:table-cell table:formula="of:=((([.K$31]*4/1000)+1)/(0.0002*([.$A55]-20)+1)-1)*1000/4" office:value-type="float" office:value="8.84469318408959" calcext:value-type="float">
            <text:p>8,84469318408959</text:p>
          </table:table-cell>
          <table:table-cell table:formula="of:=((([.L$31]*4/1000)+1)/(0.0002*([.$A55]-20)+1)-1)*1000/4" office:value-type="float" office:value="9.84409354387372" calcext:value-type="float">
            <text:p>9,84409354387372</text:p>
          </table:table-cell>
          <table:table-cell table:formula="of:=((([.M$31]*4/1000)+1)/(0.0002*([.$A55]-20)+1)-1)*1000/4" office:value-type="float" office:value="10.8434939036579" calcext:value-type="float">
            <text:p>10,8434939036579</text:p>
          </table:table-cell>
          <table:table-cell table:formula="of:=((([.N$31]*4/1000)+1)/(0.0002*([.$A55]-20)+1)-1)*1000/4" office:value-type="float" office:value="11.842894263442" calcext:value-type="float">
            <text:p>11,842894263442</text:p>
          </table:table-cell>
          <table:table-cell table:formula="of:=((([.O$31]*4/1000)+1)/(0.0002*([.$A55]-20)+1)-1)*1000/4" office:value-type="float" office:value="12.8422946232261" calcext:value-type="float">
            <text:p>12,84229462322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([.B$31]*4/1000)+1)/(0.0002*([.$A56]-20)+1)-1)*1000/4" office:value-type="float" office:value="-0.199840127897671" calcext:value-type="float">
            <text:p>-0,199840127897671</text:p>
          </table:table-cell>
          <table:table-cell table:formula="of:=((([.C$31]*4/1000)+1)/(0.0002*([.$A56]-20)+1)-1)*1000/4" office:value-type="float" office:value="0.799360511590741" calcext:value-type="float">
            <text:p>0,799360511590741</text:p>
          </table:table-cell>
          <table:table-cell table:formula="of:=((([.D$31]*4/1000)+1)/(0.0002*([.$A56]-20)+1)-1)*1000/4" office:value-type="float" office:value="1.79856115107918" calcext:value-type="float">
            <text:p>1,79856115107918</text:p>
          </table:table-cell>
          <table:table-cell table:formula="of:=((([.E$31]*4/1000)+1)/(0.0002*([.$A56]-20)+1)-1)*1000/4" office:value-type="float" office:value="2.79776179056757" calcext:value-type="float">
            <text:p>2,79776179056757</text:p>
          </table:table-cell>
          <table:table-cell table:formula="of:=((([.F$31]*4/1000)+1)/(0.0002*([.$A56]-20)+1)-1)*1000/4" office:value-type="float" office:value="3.79696243005601" calcext:value-type="float">
            <text:p>3,79696243005601</text:p>
          </table:table-cell>
          <table:table-cell table:formula="of:=((([.G$31]*4/1000)+1)/(0.0002*([.$A56]-20)+1)-1)*1000/4" office:value-type="float" office:value="4.79616306954439" calcext:value-type="float">
            <text:p>4,79616306954439</text:p>
          </table:table-cell>
          <table:table-cell table:formula="of:=((([.H$31]*4/1000)+1)/(0.0002*([.$A56]-20)+1)-1)*1000/4" office:value-type="float" office:value="5.79536370903278" calcext:value-type="float">
            <text:p>5,79536370903278</text:p>
          </table:table-cell>
          <table:table-cell table:formula="of:=((([.I$31]*4/1000)+1)/(0.0002*([.$A56]-20)+1)-1)*1000/4" office:value-type="float" office:value="6.79456434852122" calcext:value-type="float">
            <text:p>6,79456434852122</text:p>
          </table:table-cell>
          <table:table-cell table:formula="of:=((([.J$31]*4/1000)+1)/(0.0002*([.$A56]-20)+1)-1)*1000/4" office:value-type="float" office:value="7.7937649880096" calcext:value-type="float">
            <text:p>7,7937649880096</text:p>
          </table:table-cell>
          <table:table-cell table:formula="of:=((([.K$31]*4/1000)+1)/(0.0002*([.$A56]-20)+1)-1)*1000/4" office:value-type="float" office:value="8.79296562749804" calcext:value-type="float">
            <text:p>8,79296562749804</text:p>
          </table:table-cell>
          <table:table-cell table:formula="of:=((([.L$31]*4/1000)+1)/(0.0002*([.$A56]-20)+1)-1)*1000/4" office:value-type="float" office:value="9.79216626698642" calcext:value-type="float">
            <text:p>9,79216626698642</text:p>
          </table:table-cell>
          <table:table-cell table:formula="of:=((([.M$31]*4/1000)+1)/(0.0002*([.$A56]-20)+1)-1)*1000/4" office:value-type="float" office:value="10.7913669064749" calcext:value-type="float">
            <text:p>10,7913669064749</text:p>
          </table:table-cell>
          <table:table-cell table:formula="of:=((([.N$31]*4/1000)+1)/(0.0002*([.$A56]-20)+1)-1)*1000/4" office:value-type="float" office:value="11.7905675459632" calcext:value-type="float">
            <text:p>11,7905675459632</text:p>
          </table:table-cell>
          <table:table-cell table:formula="of:=((([.O$31]*4/1000)+1)/(0.0002*([.$A56]-20)+1)-1)*1000/4" office:value-type="float" office:value="12.7897681854517" calcext:value-type="float">
            <text:p>12,7897681854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([.B$31]*4/1000)+1)/(0.0002*([.$A57]-20)+1)-1)*1000/4" office:value-type="float" office:value="-0.249750249750214" calcext:value-type="float">
            <text:p>-0,249750249750214</text:p>
          </table:table-cell>
          <table:table-cell table:formula="of:=((([.C$31]*4/1000)+1)/(0.0002*([.$A57]-20)+1)-1)*1000/4" office:value-type="float" office:value="0.749250749250752" calcext:value-type="float">
            <text:p>0,749250749250752</text:p>
          </table:table-cell>
          <table:table-cell table:formula="of:=((([.D$31]*4/1000)+1)/(0.0002*([.$A57]-20)+1)-1)*1000/4" office:value-type="float" office:value="1.74825174825177" calcext:value-type="float">
            <text:p>1,74825174825177</text:p>
          </table:table-cell>
          <table:table-cell table:formula="of:=((([.E$31]*4/1000)+1)/(0.0002*([.$A57]-20)+1)-1)*1000/4" office:value-type="float" office:value="2.74725274725279" calcext:value-type="float">
            <text:p>2,74725274725279</text:p>
          </table:table-cell>
          <table:table-cell table:formula="of:=((([.F$31]*4/1000)+1)/(0.0002*([.$A57]-20)+1)-1)*1000/4" office:value-type="float" office:value="3.74625374625376" calcext:value-type="float">
            <text:p>3,74625374625376</text:p>
          </table:table-cell>
          <table:table-cell table:formula="of:=((([.G$31]*4/1000)+1)/(0.0002*([.$A57]-20)+1)-1)*1000/4" office:value-type="float" office:value="4.74525474525478" calcext:value-type="float">
            <text:p>4,74525474525478</text:p>
          </table:table-cell>
          <table:table-cell table:formula="of:=((([.H$31]*4/1000)+1)/(0.0002*([.$A57]-20)+1)-1)*1000/4" office:value-type="float" office:value="5.7442557442558" calcext:value-type="float">
            <text:p>5,7442557442558</text:p>
          </table:table-cell>
          <table:table-cell table:formula="of:=((([.I$31]*4/1000)+1)/(0.0002*([.$A57]-20)+1)-1)*1000/4" office:value-type="float" office:value="6.74325674325677" calcext:value-type="float">
            <text:p>6,74325674325677</text:p>
          </table:table-cell>
          <table:table-cell table:formula="of:=((([.J$31]*4/1000)+1)/(0.0002*([.$A57]-20)+1)-1)*1000/4" office:value-type="float" office:value="7.74225774225779" calcext:value-type="float">
            <text:p>7,74225774225779</text:p>
          </table:table-cell>
          <table:table-cell table:formula="of:=((([.K$31]*4/1000)+1)/(0.0002*([.$A57]-20)+1)-1)*1000/4" office:value-type="float" office:value="8.74125874125875" calcext:value-type="float">
            <text:p>8,74125874125875</text:p>
          </table:table-cell>
          <table:table-cell table:formula="of:=((([.L$31]*4/1000)+1)/(0.0002*([.$A57]-20)+1)-1)*1000/4" office:value-type="float" office:value="9.74025974025977" calcext:value-type="float">
            <text:p>9,74025974025977</text:p>
          </table:table-cell>
          <table:table-cell table:formula="of:=((([.M$31]*4/1000)+1)/(0.0002*([.$A57]-20)+1)-1)*1000/4" office:value-type="float" office:value="10.7392607392608" calcext:value-type="float">
            <text:p>10,7392607392608</text:p>
          </table:table-cell>
          <table:table-cell table:formula="of:=((([.N$31]*4/1000)+1)/(0.0002*([.$A57]-20)+1)-1)*1000/4" office:value-type="float" office:value="11.7382617382618" calcext:value-type="float">
            <text:p>11,7382617382618</text:p>
          </table:table-cell>
          <table:table-cell table:formula="of:=((([.O$31]*4/1000)+1)/(0.0002*([.$A57]-20)+1)-1)*1000/4" office:value-type="float" office:value="12.7372627372628" calcext:value-type="float">
            <text:p>12,7372627372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([.B$31]*4/1000)+1)/(0.0002*([.$A58]-20)+1)-1)*1000/4" office:value-type="float" office:value="-0.299640431482256" calcext:value-type="float">
            <text:p>-0,299640431482256</text:p>
          </table:table-cell>
          <table:table-cell table:formula="of:=((([.C$31]*4/1000)+1)/(0.0002*([.$A58]-20)+1)-1)*1000/4" office:value-type="float" office:value="0.699161006791849" calcext:value-type="float">
            <text:p>0,699161006791849</text:p>
          </table:table-cell>
          <table:table-cell table:formula="of:=((([.D$31]*4/1000)+1)/(0.0002*([.$A58]-20)+1)-1)*1000/4" office:value-type="float" office:value="1.69796244506593" calcext:value-type="float">
            <text:p>1,69796244506593</text:p>
          </table:table-cell>
          <table:table-cell table:formula="of:=((([.E$31]*4/1000)+1)/(0.0002*([.$A58]-20)+1)-1)*1000/4" office:value-type="float" office:value="2.69676388333995" calcext:value-type="float">
            <text:p>2,69676388333995</text:p>
          </table:table-cell>
          <table:table-cell table:formula="of:=((([.F$31]*4/1000)+1)/(0.0002*([.$A58]-20)+1)-1)*1000/4" office:value-type="float" office:value="3.69556532161402" calcext:value-type="float">
            <text:p>3,69556532161402</text:p>
          </table:table-cell>
          <table:table-cell table:formula="of:=((([.G$31]*4/1000)+1)/(0.0002*([.$A58]-20)+1)-1)*1000/4" office:value-type="float" office:value="4.6943667598881" calcext:value-type="float">
            <text:p>4,6943667598881</text:p>
          </table:table-cell>
          <table:table-cell table:formula="of:=((([.H$31]*4/1000)+1)/(0.0002*([.$A58]-20)+1)-1)*1000/4" office:value-type="float" office:value="5.69316819816218" calcext:value-type="float">
            <text:p>5,69316819816218</text:p>
          </table:table-cell>
          <table:table-cell table:formula="of:=((([.I$31]*4/1000)+1)/(0.0002*([.$A58]-20)+1)-1)*1000/4" office:value-type="float" office:value="6.69196963643626" calcext:value-type="float">
            <text:p>6,69196963643626</text:p>
          </table:table-cell>
          <table:table-cell table:formula="of:=((([.J$31]*4/1000)+1)/(0.0002*([.$A58]-20)+1)-1)*1000/4" office:value-type="float" office:value="7.69077107471033" calcext:value-type="float">
            <text:p>7,69077107471033</text:p>
          </table:table-cell>
          <table:table-cell table:formula="of:=((([.K$31]*4/1000)+1)/(0.0002*([.$A58]-20)+1)-1)*1000/4" office:value-type="float" office:value="8.68957251298441" calcext:value-type="float">
            <text:p>8,68957251298441</text:p>
          </table:table-cell>
          <table:table-cell table:formula="of:=((([.L$31]*4/1000)+1)/(0.0002*([.$A58]-20)+1)-1)*1000/4" office:value-type="float" office:value="9.68837395125849" calcext:value-type="float">
            <text:p>9,68837395125849</text:p>
          </table:table-cell>
          <table:table-cell table:formula="of:=((([.M$31]*4/1000)+1)/(0.0002*([.$A58]-20)+1)-1)*1000/4" office:value-type="float" office:value="10.6871753895326" calcext:value-type="float">
            <text:p>10,6871753895326</text:p>
          </table:table-cell>
          <table:table-cell table:formula="of:=((([.N$31]*4/1000)+1)/(0.0002*([.$A58]-20)+1)-1)*1000/4" office:value-type="float" office:value="11.6859768278066" calcext:value-type="float">
            <text:p>11,6859768278066</text:p>
          </table:table-cell>
          <table:table-cell table:formula="of:=((([.O$31]*4/1000)+1)/(0.0002*([.$A58]-20)+1)-1)*1000/4" office:value-type="float" office:value="12.6847782660807" calcext:value-type="float">
            <text:p>12,6847782660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([.B$31]*4/1000)+1)/(0.0002*([.$A59]-20)+1)-1)*1000/4" office:value-type="float" office:value="-0.349510685040966" calcext:value-type="float">
            <text:p>-0,349510685040966</text:p>
          </table:table-cell>
          <table:table-cell table:formula="of:=((([.C$31]*4/1000)+1)/(0.0002*([.$A59]-20)+1)-1)*1000/4" office:value-type="float" office:value="0.649091272218905" calcext:value-type="float">
            <text:p>0,649091272218905</text:p>
          </table:table-cell>
          <table:table-cell table:formula="of:=((([.D$31]*4/1000)+1)/(0.0002*([.$A59]-20)+1)-1)*1000/4" office:value-type="float" office:value="1.64769322947872" calcext:value-type="float">
            <text:p>1,64769322947872</text:p>
          </table:table-cell>
          <table:table-cell table:formula="of:=((([.E$31]*4/1000)+1)/(0.0002*([.$A59]-20)+1)-1)*1000/4" office:value-type="float" office:value="2.64629518673853" calcext:value-type="float">
            <text:p>2,64629518673853</text:p>
          </table:table-cell>
          <table:table-cell table:formula="of:=((([.F$31]*4/1000)+1)/(0.0002*([.$A59]-20)+1)-1)*1000/4" office:value-type="float" office:value="3.6448971439984" calcext:value-type="float">
            <text:p>3,6448971439984</text:p>
          </table:table-cell>
          <table:table-cell table:formula="of:=((([.G$31]*4/1000)+1)/(0.0002*([.$A59]-20)+1)-1)*1000/4" office:value-type="float" office:value="4.64349910125822" calcext:value-type="float">
            <text:p>4,64349910125822</text:p>
          </table:table-cell>
          <table:table-cell table:formula="of:=((([.H$31]*4/1000)+1)/(0.0002*([.$A59]-20)+1)-1)*1000/4" office:value-type="float" office:value="5.64210105851809" calcext:value-type="float">
            <text:p>5,64210105851809</text:p>
          </table:table-cell>
          <table:table-cell table:formula="of:=((([.I$31]*4/1000)+1)/(0.0002*([.$A59]-20)+1)-1)*1000/4" office:value-type="float" office:value="6.6407030157779" calcext:value-type="float">
            <text:p>6,6407030157779</text:p>
          </table:table-cell>
          <table:table-cell table:formula="of:=((([.J$31]*4/1000)+1)/(0.0002*([.$A59]-20)+1)-1)*1000/4" office:value-type="float" office:value="7.63930497303772" calcext:value-type="float">
            <text:p>7,63930497303772</text:p>
          </table:table-cell>
          <table:table-cell table:formula="of:=((([.K$31]*4/1000)+1)/(0.0002*([.$A59]-20)+1)-1)*1000/4" office:value-type="float" office:value="8.63790693029759" calcext:value-type="float">
            <text:p>8,63790693029759</text:p>
          </table:table-cell>
          <table:table-cell table:formula="of:=((([.L$31]*4/1000)+1)/(0.0002*([.$A59]-20)+1)-1)*1000/4" office:value-type="float" office:value="9.6365088875574" calcext:value-type="float">
            <text:p>9,6365088875574</text:p>
          </table:table-cell>
          <table:table-cell table:formula="of:=((([.M$31]*4/1000)+1)/(0.0002*([.$A59]-20)+1)-1)*1000/4" office:value-type="float" office:value="10.6351108448173" calcext:value-type="float">
            <text:p>10,6351108448173</text:p>
          </table:table-cell>
          <table:table-cell table:formula="of:=((([.N$31]*4/1000)+1)/(0.0002*([.$A59]-20)+1)-1)*1000/4" office:value-type="float" office:value="11.6337128020771" calcext:value-type="float">
            <text:p>11,6337128020771</text:p>
          </table:table-cell>
          <table:table-cell table:formula="of:=((([.O$31]*4/1000)+1)/(0.0002*([.$A59]-20)+1)-1)*1000/4" office:value-type="float" office:value="12.6323147593369" calcext:value-type="float">
            <text:p>12,63231475933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([.B$31]*4/1000)+1)/(0.0002*([.$A60]-20)+1)-1)*1000/4" office:value-type="float" office:value="-0.399361022364236" calcext:value-type="float">
            <text:p>-0,399361022364236</text:p>
          </table:table-cell>
          <table:table-cell table:formula="of:=((([.C$31]*4/1000)+1)/(0.0002*([.$A60]-20)+1)-1)*1000/4" office:value-type="float" office:value="0.599041533546341" calcext:value-type="float">
            <text:p>0,599041533546341</text:p>
          </table:table-cell>
          <table:table-cell table:formula="of:=((([.D$31]*4/1000)+1)/(0.0002*([.$A60]-20)+1)-1)*1000/4" office:value-type="float" office:value="1.59744408945683" calcext:value-type="float">
            <text:p>1,59744408945683</text:p>
          </table:table-cell>
          <table:table-cell table:formula="of:=((([.E$31]*4/1000)+1)/(0.0002*([.$A60]-20)+1)-1)*1000/4" office:value-type="float" office:value="2.59584664536738" calcext:value-type="float">
            <text:p>2,59584664536738</text:p>
          </table:table-cell>
          <table:table-cell table:formula="of:=((([.F$31]*4/1000)+1)/(0.0002*([.$A60]-20)+1)-1)*1000/4" office:value-type="float" office:value="3.59424920127793" calcext:value-type="float">
            <text:p>3,59424920127793</text:p>
          </table:table-cell>
          <table:table-cell table:formula="of:=((([.G$31]*4/1000)+1)/(0.0002*([.$A60]-20)+1)-1)*1000/4" office:value-type="float" office:value="4.59265175718848" calcext:value-type="float">
            <text:p>4,59265175718848</text:p>
          </table:table-cell>
          <table:table-cell table:formula="of:=((([.H$31]*4/1000)+1)/(0.0002*([.$A60]-20)+1)-1)*1000/4" office:value-type="float" office:value="5.59105431309903" calcext:value-type="float">
            <text:p>5,59105431309903</text:p>
          </table:table-cell>
          <table:table-cell table:formula="of:=((([.I$31]*4/1000)+1)/(0.0002*([.$A60]-20)+1)-1)*1000/4" office:value-type="float" office:value="6.58945686900958" calcext:value-type="float">
            <text:p>6,58945686900958</text:p>
          </table:table-cell>
          <table:table-cell table:formula="of:=((([.J$31]*4/1000)+1)/(0.0002*([.$A60]-20)+1)-1)*1000/4" office:value-type="float" office:value="7.58785942492013" calcext:value-type="float">
            <text:p>7,58785942492013</text:p>
          </table:table-cell>
          <table:table-cell table:formula="of:=((([.K$31]*4/1000)+1)/(0.0002*([.$A60]-20)+1)-1)*1000/4" office:value-type="float" office:value="8.58626198083068" calcext:value-type="float">
            <text:p>8,58626198083068</text:p>
          </table:table-cell>
          <table:table-cell table:formula="of:=((([.L$31]*4/1000)+1)/(0.0002*([.$A60]-20)+1)-1)*1000/4" office:value-type="float" office:value="9.58466453674123" calcext:value-type="float">
            <text:p>9,58466453674123</text:p>
          </table:table-cell>
          <table:table-cell table:formula="of:=((([.M$31]*4/1000)+1)/(0.0002*([.$A60]-20)+1)-1)*1000/4" office:value-type="float" office:value="10.5830670926518" calcext:value-type="float">
            <text:p>10,5830670926518</text:p>
          </table:table-cell>
          <table:table-cell table:formula="of:=((([.N$31]*4/1000)+1)/(0.0002*([.$A60]-20)+1)-1)*1000/4" office:value-type="float" office:value="11.5814696485623" calcext:value-type="float">
            <text:p>11,5814696485623</text:p>
          </table:table-cell>
          <table:table-cell table:formula="of:=((([.O$31]*4/1000)+1)/(0.0002*([.$A60]-20)+1)-1)*1000/4" office:value-type="float" office:value="12.5798722044728" calcext:value-type="float">
            <text:p>12,5798722044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([.B$31]*4/1000)+1)/(0.0002*([.$A61]-20)+1)-1)*1000/4" office:value-type="float" office:value="-0.449191455380332" calcext:value-type="float">
            <text:p>-0,449191455380332</text:p>
          </table:table-cell>
          <table:table-cell table:formula="of:=((([.C$31]*4/1000)+1)/(0.0002*([.$A61]-20)+1)-1)*1000/4" office:value-type="float" office:value="0.549011778798181" calcext:value-type="float">
            <text:p>0,549011778798181</text:p>
          </table:table-cell>
          <table:table-cell table:formula="of:=((([.D$31]*4/1000)+1)/(0.0002*([.$A61]-20)+1)-1)*1000/4" office:value-type="float" office:value="1.54721501297661" calcext:value-type="float">
            <text:p>1,54721501297661</text:p>
          </table:table-cell>
          <table:table-cell table:formula="of:=((([.E$31]*4/1000)+1)/(0.0002*([.$A61]-20)+1)-1)*1000/4" office:value-type="float" office:value="2.5454182471551" calcext:value-type="float">
            <text:p>2,5454182471551</text:p>
          </table:table-cell>
          <table:table-cell table:formula="of:=((([.F$31]*4/1000)+1)/(0.0002*([.$A61]-20)+1)-1)*1000/4" office:value-type="float" office:value="3.54362148133358" calcext:value-type="float">
            <text:p>3,54362148133358</text:p>
          </table:table-cell>
          <table:table-cell table:formula="of:=((([.G$31]*4/1000)+1)/(0.0002*([.$A61]-20)+1)-1)*1000/4" office:value-type="float" office:value="4.54182471551207" calcext:value-type="float">
            <text:p>4,54182471551207</text:p>
          </table:table-cell>
          <table:table-cell table:formula="of:=((([.H$31]*4/1000)+1)/(0.0002*([.$A61]-20)+1)-1)*1000/4" office:value-type="float" office:value="5.54002794969055" calcext:value-type="float">
            <text:p>5,54002794969055</text:p>
          </table:table-cell>
          <table:table-cell table:formula="of:=((([.I$31]*4/1000)+1)/(0.0002*([.$A61]-20)+1)-1)*1000/4" office:value-type="float" office:value="6.53823118386904" calcext:value-type="float">
            <text:p>6,53823118386904</text:p>
          </table:table-cell>
          <table:table-cell table:formula="of:=((([.J$31]*4/1000)+1)/(0.0002*([.$A61]-20)+1)-1)*1000/4" office:value-type="float" office:value="7.53643441804752" calcext:value-type="float">
            <text:p>7,53643441804752</text:p>
          </table:table-cell>
          <table:table-cell table:formula="of:=((([.K$31]*4/1000)+1)/(0.0002*([.$A61]-20)+1)-1)*1000/4" office:value-type="float" office:value="8.53463765222601" calcext:value-type="float">
            <text:p>8,53463765222601</text:p>
          </table:table-cell>
          <table:table-cell table:formula="of:=((([.L$31]*4/1000)+1)/(0.0002*([.$A61]-20)+1)-1)*1000/4" office:value-type="float" office:value="9.53284088640449" calcext:value-type="float">
            <text:p>9,53284088640449</text:p>
          </table:table-cell>
          <table:table-cell table:formula="of:=((([.M$31]*4/1000)+1)/(0.0002*([.$A61]-20)+1)-1)*1000/4" office:value-type="float" office:value="10.531044120583" calcext:value-type="float">
            <text:p>10,531044120583</text:p>
          </table:table-cell>
          <table:table-cell table:formula="of:=((([.N$31]*4/1000)+1)/(0.0002*([.$A61]-20)+1)-1)*1000/4" office:value-type="float" office:value="11.5292473547614" calcext:value-type="float">
            <text:p>11,5292473547614</text:p>
          </table:table-cell>
          <table:table-cell table:formula="of:=((([.O$31]*4/1000)+1)/(0.0002*([.$A61]-20)+1)-1)*1000/4" office:value-type="float" office:value="12.5274505889399" calcext:value-type="float">
            <text:p>12,52745058893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([.B$31]*4/1000)+1)/(0.0002*([.$A62]-20)+1)-1)*1000/4" office:value-type="float" office:value="-0.499001996007997" calcext:value-type="float">
            <text:p>-0,499001996007997</text:p>
          </table:table-cell>
          <table:table-cell table:formula="of:=((([.C$31]*4/1000)+1)/(0.0002*([.$A62]-20)+1)-1)*1000/4" office:value-type="float" office:value="0.499001996007997" calcext:value-type="float">
            <text:p>0,499001996007997</text:p>
          </table:table-cell>
          <table:table-cell table:formula="of:=((([.D$31]*4/1000)+1)/(0.0002*([.$A62]-20)+1)-1)*1000/4" office:value-type="float" office:value="1.49700598802394" calcext:value-type="float">
            <text:p>1,49700598802394</text:p>
          </table:table-cell>
          <table:table-cell table:formula="of:=((([.E$31]*4/1000)+1)/(0.0002*([.$A62]-20)+1)-1)*1000/4" office:value-type="float" office:value="2.49500998003993" calcext:value-type="float">
            <text:p>2,49500998003993</text:p>
          </table:table-cell>
          <table:table-cell table:formula="of:=((([.F$31]*4/1000)+1)/(0.0002*([.$A62]-20)+1)-1)*1000/4" office:value-type="float" office:value="3.49301397205587" calcext:value-type="float">
            <text:p>3,49301397205587</text:p>
          </table:table-cell>
          <table:table-cell table:formula="of:=((([.G$31]*4/1000)+1)/(0.0002*([.$A62]-20)+1)-1)*1000/4" office:value-type="float" office:value="4.49101796407186" calcext:value-type="float">
            <text:p>4,49101796407186</text:p>
          </table:table-cell>
          <table:table-cell table:formula="of:=((([.H$31]*4/1000)+1)/(0.0002*([.$A62]-20)+1)-1)*1000/4" office:value-type="float" office:value="5.4890219560878" calcext:value-type="float">
            <text:p>5,4890219560878</text:p>
          </table:table-cell>
          <table:table-cell table:formula="of:=((([.I$31]*4/1000)+1)/(0.0002*([.$A62]-20)+1)-1)*1000/4" office:value-type="float" office:value="6.4870259481038" calcext:value-type="float">
            <text:p>6,4870259481038</text:p>
          </table:table-cell>
          <table:table-cell table:formula="of:=((([.J$31]*4/1000)+1)/(0.0002*([.$A62]-20)+1)-1)*1000/4" office:value-type="float" office:value="7.48502994011979" calcext:value-type="float">
            <text:p>7,48502994011979</text:p>
          </table:table-cell>
          <table:table-cell table:formula="of:=((([.K$31]*4/1000)+1)/(0.0002*([.$A62]-20)+1)-1)*1000/4" office:value-type="float" office:value="8.48303393213573" calcext:value-type="float">
            <text:p>8,48303393213573</text:p>
          </table:table-cell>
          <table:table-cell table:formula="of:=((([.L$31]*4/1000)+1)/(0.0002*([.$A62]-20)+1)-1)*1000/4" office:value-type="float" office:value="9.48103792415172" calcext:value-type="float">
            <text:p>9,48103792415172</text:p>
          </table:table-cell>
          <table:table-cell table:formula="of:=((([.M$31]*4/1000)+1)/(0.0002*([.$A62]-20)+1)-1)*1000/4" office:value-type="float" office:value="10.4790419161677" calcext:value-type="float">
            <text:p>10,4790419161677</text:p>
          </table:table-cell>
          <table:table-cell table:formula="of:=((([.N$31]*4/1000)+1)/(0.0002*([.$A62]-20)+1)-1)*1000/4" office:value-type="float" office:value="11.4770459081837" calcext:value-type="float">
            <text:p>11,4770459081837</text:p>
          </table:table-cell>
          <table:table-cell table:formula="of:=((([.O$31]*4/1000)+1)/(0.0002*([.$A62]-20)+1)-1)*1000/4" office:value-type="float" office:value="12.4750499001996" calcext:value-type="float">
            <text:p>12,4750499001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 style:data-style-name="N2" text:time-value="00:52:28.6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7-06-21T01:07:01.414000000</dc:date>
    <meta:editing-duration>PT39M44S</meta:editing-duration>
    <meta:editing-cycles>9</meta:editing-cycles>
    <meta:generator>LibreOffice/5.3.2.2$Windows_x86 LibreOffice_project/6cd4f1ef626f15116896b1d8e1398b56da0d0ee1</meta:generator>
    <meta:document-statistic meta:table-count="1" meta:cell-count="527" meta:object-count="0"/>
  </office:meta>
</office:document-meta>
</file>